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width="0.01cm" svg:stroke-color="#008000" draw:marker-start-width="0.24cm" draw:marker-end-width="0.24cm" draw:fill="solid" draw:fill-color="#f0ffff" draw:opacity="50%" draw:textarea-horizontal-align="center" draw:textarea-vertical-align="middle" fo:padding-top="0.13cm" fo:padding-bottom="0.13cm" fo:padding-left="0.255cm" fo:padding-right="0.255cm" draw:shadow-opacity="50%" loext:decorative="false"/>
    </style:style>
    <style:style style:name="gr3" style:family="graphic" style:parent-style-name="standard">
      <style:graphic-properties draw:fill-color="#808080" draw:textarea-horizontal-align="center" draw:textarea-vertical-align="middle" loext:decorative="false"/>
    </style:style>
    <style:style style:name="gr4" style:family="graphic" style:parent-style-name="standard">
      <style:graphic-properties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fill-color="#c0c0c0" draw:textarea-horizontal-align="center" draw:textarea-vertical-align="middle" loext:decorative="false"/>
    </style:style>
    <style:style style:name="gr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0" style:family="graphic" style:parent-style-name="objectwithoutfill">
      <style:graphic-properties svg:stroke-width="0.05cm" svg:stroke-color="#ff33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3cm" svg:stroke-color="#ff3333" draw:marker-start-width="0.35cm" draw:marker-end-width="0.35cm" draw:fill="solid" draw:fill-color="#ff3333" draw:textarea-horizontal-align="center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3cm" svg:stroke-color="#000000" draw:marker-start-width="0.35cm" draw:marker-end-width="0.35cm" draw:fill="solid" draw:fill-color="#000000" draw:textarea-horizontal-align="center" draw:textarea-vertical-align="middle" fo:padding-top="0.14cm" fo:padding-bottom="0.14cm" fo:padding-left="0.265cm" fo:padding-right="0.265cm" loext:decorative="false"/>
    </style:style>
    <style:style style:name="gr17" style:family="graphic">
      <style:graphic-properties style:writing-mode="lr-tb" loext:decorative="false"/>
    </style:style>
    <style:style style:name="gr1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24cm" fo:min-width="0cm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draw:stroke="dash" draw:stroke-dash="Ultrafine_20_Dashed"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0" style:family="graphic" style:parent-style-name="objectwithoutfill">
      <style:graphic-properties draw:marker-end="Small_20_Arrow" draw:marker-end-width="0.16cm" draw:fill="none" draw:textarea-vertical-align="middle" loext:decorative="false"/>
    </style:style>
    <style:style style:name="gr21" style:family="graphic" style:parent-style-name="objectwithoutfill">
      <style:graphic-properties svg:stroke-color="#800000" draw:marker-end="Small_20_Arrow" draw:marker-end-width="0.16cm" draw:fill="none" draw:textarea-vertical-align="middle" loext:decorative="false"/>
    </style:style>
    <style:style style:name="gr22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2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svg:stroke-width="0.03cm" draw:marker-start-width="0.35cm" draw:marker-end-width="0.35cm" draw:fill="solid" draw:fill-color="#333333" draw:textarea-horizontal-align="center" draw:textarea-vertical-align="middle" fo:padding-top="0.14cm" fo:padding-bottom="0.14cm" fo:padding-left="0.265cm" fo:padding-right="0.265cm" loext:decorative="false"/>
    </style:style>
    <style:style style:name="gr25" style:family="graphic" style:parent-style-name="standard">
      <style:graphic-properties svg:stroke-width="0.03cm" draw:marker-start-width="0.35cm" draw:marker-end-width="0.35cm" draw:fill="solid" draw:fill-color="#ff0000" draw:opacity="100%" draw:textarea-horizontal-align="center" draw:textarea-vertical-align="middle" fo:padding-top="0.14cm" fo:padding-bottom="0.14cm" fo:padding-left="0.265cm" fo:padding-right="0.265cm" draw:shadow-opacity="100%" loext:decorative="false"/>
    </style:style>
    <style:style style:name="gr26" style:family="graphic" style:parent-style-name="standard">
      <style:graphic-properties svg:stroke-width="0.03cm" draw:marker-start-width="0.35cm" draw:marker-end-width="0.35cm" draw:fill-color="#c0c0c0" draw:opacity="50%" draw:textarea-horizontal-align="center" draw:textarea-vertical-align="middle" fo:padding-top="0.14cm" fo:padding-bottom="0.14cm" fo:padding-left="0.265cm" fo:padding-right="0.265cm" draw:shadow-opacity="50%" loext:decorative="false"/>
    </style:style>
    <style:style style:name="gr27" style:family="graphic" style:parent-style-name="standard">
      <style:graphic-properties svg:stroke-width="0.03cm" draw:marker-start-width="0.35cm" draw:marker-end-width="0.35cm" draw:fill="solid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28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29" style:family="graphic" style:parent-style-name="objectwithoutfill">
      <style:graphic-properties draw:marker-end="Small_20_Arrow" draw:marker-end-width="0.2cm" draw:fill="none" draw:textarea-vertical-align="middle" loext:decorative="false"/>
    </style:style>
    <style:style style:name="gr30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1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" style:family="graphic" style:parent-style-name="objectwithoutfill">
      <style:graphic-properties draw:stroke="solid" draw:stroke-dash="Fine_20_Dashed"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" style:family="graphic" style:parent-style-name="standard">
      <style:graphic-properties svg:stroke-width="0.03cm" draw:marker-start-width="0.35cm" draw:marker-end-width="0.35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4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5" style:family="graphic" style:parent-style-name="objectwithoutfill">
      <style:graphic-properties svg:stroke-width="0.05cm" svg:stroke-color="#ff950e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6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5cm" fo:min-width="0.1cm" loext:decorative="false"/>
    </style:style>
    <style:style style:name="gr38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9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0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1" style:family="graphic" style:parent-style-name="objectwithoutfill">
      <style:graphic-properties draw:stroke="dash" draw:stroke-dash="Ultrafine_20_Dashed"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2" style:family="graphic" style:parent-style-name="standard">
      <style:graphic-properties svg:stroke-width="0.03cm" draw:marker-start-width="0.35cm" draw:marker-end-width="0.35cm" draw:fill="solid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43" style:family="graphic">
      <style:graphic-properties loext:decorative="false"/>
    </style:style>
    <style:style style:name="gr44" style:family="graphic" style:parent-style-name="objectwithoutfill">
      <style:graphic-properties svg:stroke-width="0.03cm" svg:stroke-color="#808000" draw:marker-start-width="0.36cm" draw:marker-end-width="0.36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5" style:family="graphic" style:parent-style-name="objectwithoutfill">
      <style:graphic-properties svg:stroke-width="0.03cm" svg:stroke-color="#ff6633" draw:marker-start-width="0.36cm" draw:marker-end-width="0.36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6" style:family="graphic" style:parent-style-name="objectwithoutfill">
      <style:graphic-properties svg:stroke-width="0.03cm" svg:stroke-color="#b3b300" draw:marker-start-width="0.36cm" draw:marker-end-width="0.36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7" style:family="graphic" style:parent-style-name="objectwithoutfill">
      <style:graphic-properties svg:stroke-width="0.03cm" svg:stroke-color="#33cc66" draw:marker-start-width="0.36cm" draw:marker-end-width="0.36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8" style:family="graphic" style:parent-style-name="objectwithoutfill">
      <style:graphic-properties svg:stroke-width="0.03cm" svg:stroke-color="#0000ff" draw:marker-start-width="0.36cm" draw:marker-end-width="0.36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9" style:family="graphic" style:parent-style-name="standard">
      <style:graphic-properties svg:stroke-width="0.03cm" svg:stroke-color="#944794" draw:marker-start-width="0.36cm" draw:marker-end-width="0.36cm" draw:textarea-horizontal-align="center" draw:textarea-vertical-align="middle" fo:padding-top="0.14cm" fo:padding-bottom="0.14cm" fo:padding-left="0.265cm" fo:padding-right="0.265cm" loext:decorative="false"/>
    </style:style>
    <style:style style:name="gr50" style:family="graphic" style:parent-style-name="objectwithoutfill">
      <style:graphic-properties svg:stroke-width="0.03cm" svg:stroke-color="#e6e6ff" draw:marker-start-width="0.36cm" draw:marker-end-width="0.36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1" style:family="graphic" style:parent-style-name="objectwithoutfill">
      <style:graphic-properties svg:stroke-width="0.03cm" svg:stroke-color="#000000" draw:marker-start-width="0.36cm" draw:marker-end-width="0.36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2" style:family="graphic" style:parent-style-name="objectwithoutfill">
      <style:graphic-properties svg:stroke-width="0.03cm" svg:stroke-color="#808080" draw:marker-start-width="0.36cm" draw:marker-end-width="0.36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3" style:family="graphic" style:parent-style-name="objectwithoutfill">
      <style:graphic-properties svg:stroke-width="0.03cm" svg:stroke-color="#ff0000" draw:marker-start-width="0.36cm" draw:marker-end-width="0.36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4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0ffff" draw:opacity="50%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cc" draw:opacity="100%"/>
      <style:paragraph-properties fo:text-align="center"/>
    </style:style>
    <style:style style:name="P1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solid" draw:fill-color="#ff3333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21" style:family="paragraph">
      <loext:graphic-properties draw:fill="solid" draw:fill-color="#333333"/>
      <style:paragraph-properties fo:text-align="center"/>
    </style:style>
    <style:style style:name="P22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23" style:family="paragraph">
      <loext:graphic-properties draw:fill="solid" draw:fill-color="#ff0000" draw:opacity="100%"/>
      <style:paragraph-properties fo:text-align="center"/>
    </style:style>
    <style:style style:name="P24" style:family="paragraph">
      <loext:graphic-properties draw:fill-color="#c0c0c0" draw:opacity="50%"/>
      <style:paragraph-properties fo:text-align="center"/>
    </style:style>
    <style:style style:name="P25" style:family="paragraph">
      <loext:graphic-properties draw:fill="solid" draw:fill-color="#ffff00"/>
      <style:paragraph-properties fo:text-align="center"/>
    </style:style>
    <style:style style:name="P26" style:family="paragraph">
      <loext:graphic-properties draw:fill-color="#ffffcc"/>
      <style:paragraph-properties fo:text-align="center"/>
    </style:style>
    <style:style style:name="P27" style:family="paragraph">
      <loext:graphic-properties draw:fill="solid" draw:fill-color="#ffffcc"/>
      <style:paragraph-properties fo:text-align="center"/>
    </style:style>
    <style:style style:name="P28" style:family="paragraph">
      <style:paragraph-properties fo:text-align="center"/>
      <style:text-properties fo:font-size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5" style:family="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2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style:style style:name="T8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0.3cm" svg:x="2.6cm" svg:y="28.4cm">
          <draw:text-box>
            <text:p><text:file-name text:display="full">G:\github\RCC5V\fab\odg\RW_5V_W3_TestWiring_250302.odg</text:file-name></text:p>
          </draw:text-box>
        </draw:frame>
        <draw:rect draw:style-name="gr2" draw:text-style-name="P2" draw:layer="layout" svg:width="6.2cm" svg:height="4.694cm" svg:x="6.6cm" svg:y="3.3cm">
          <text:p/>
        </draw:rect>
        <draw:rect draw:style-name="gr3" draw:text-style-name="P3" draw:layer="layout" svg:width="1.4cm" svg:height="2.4cm" svg:x="8.59cm" svg:y="5.395cm">
          <text:p/>
        </draw:rect>
        <draw:rect draw:style-name="gr4" draw:text-style-name="P4" draw:layer="layout" svg:width="1.2cm" svg:height="2.2cm" svg:x="8.69cm" svg:y="5.495cm">
          <text:p/>
        </draw:rect>
        <draw:rect draw:style-name="gr5" draw:text-style-name="P5" draw:layer="layout" svg:width="0.1cm" svg:height="0.8cm" svg:x="9.89cm" svg:y="6.195cm">
          <text:p/>
        </draw:rect>
        <draw:circle draw:style-name="gr6" draw:text-style-name="P6" draw:layer="layout" svg:width="0.2cm" svg:height="0.2cm" svg:x="9.39cm" svg:y="6.495cm">
          <text:p/>
        </draw:circle>
        <draw:circle draw:style-name="gr7" draw:text-style-name="P7" draw:layer="layout" svg:width="0.2cm" svg:height="0.2cm" svg:x="9.39cm" svg:y="6.495cm">
          <text:p/>
        </draw:circle>
        <draw:circle draw:style-name="gr7" draw:text-style-name="P7" draw:layer="layout" svg:width="0.2cm" svg:height="0.2cm" svg:x="8.99cm" svg:y="6.495cm">
          <text:p/>
        </draw:circle>
        <draw:circle draw:style-name="gr6" draw:text-style-name="P6" draw:layer="layout" svg:width="0.2cm" svg:height="0.2cm" svg:x="9.39cm" svg:y="6.095cm">
          <text:p/>
        </draw:circle>
        <draw:circle draw:style-name="gr6" draw:text-style-name="P6" draw:layer="layout" svg:width="0.2cm" svg:height="0.2cm" svg:x="8.99cm" svg:y="6.095cm">
          <text:p/>
        </draw:circle>
        <draw:circle draw:style-name="gr6" draw:text-style-name="P6" draw:layer="layout" svg:width="0.2cm" svg:height="0.2cm" svg:x="9.39cm" svg:y="6.895cm">
          <text:p/>
        </draw:circle>
        <draw:circle draw:style-name="gr6" draw:text-style-name="P6" draw:layer="layout" svg:width="0.2cm" svg:height="0.2cm" svg:x="8.99cm" svg:y="6.895cm">
          <text:p/>
        </draw:circle>
        <draw:frame draw:style-name="gr8" draw:text-style-name="P8" draw:layer="layout" svg:width="0.294cm" svg:height="0.519cm" svg:x="9.59cm" svg:y="7.1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8.69cm" svg:y="6.8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59cm" svg:y="6.8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8.69cm" svg:y="6.3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8.69cm" svg:y="5.8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59cm" svg:y="6.4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59cm" svg:y="6.0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8.69cm" svg:y="7.177cm">
          <draw:text-box>
            <text:p><text:span text:style-name="T1">2</text:span></text:p>
          </draw:text-box>
        </draw:frame>
        <draw:rect draw:style-name="gr3" draw:text-style-name="P3" draw:layer="layout" svg:width="1.395cm" svg:height="3.2cm" draw:transform="rotate (-1.5707963267949) translate (12.5cm 3.6cm)">
          <text:p/>
        </draw:rect>
        <draw:rect draw:style-name="gr4" draw:text-style-name="P4" draw:layer="layout" svg:width="1.195cm" svg:height="3cm" draw:transform="rotate (-1.5707963267949) translate (12.4cm 3.7cm)">
          <text:p/>
        </draw:rect>
        <draw:rect draw:style-name="gr3" draw:text-style-name="P3" draw:layer="layout" svg:width="1.4cm" svg:height="2.4cm" draw:transform="rotate (-1.5707963267949) translate (9.29cm 3.595cm)">
          <text:p/>
        </draw:rect>
        <draw:rect draw:style-name="gr4" draw:text-style-name="P4" draw:layer="layout" svg:width="1.2cm" svg:height="2.2cm" draw:transform="rotate (-1.5707963267949) translate (9.19cm 3.695cm)">
          <text:p/>
        </draw:rect>
        <draw:rect draw:style-name="gr5" draw:text-style-name="P5" draw:layer="layout" svg:width="0.1cm" svg:height="0.8cm" draw:transform="rotate (-1.5707963267949) translate (8.49cm 4.895cm)">
          <text:p/>
        </draw:rect>
        <draw:circle draw:style-name="gr6" draw:text-style-name="P6" draw:layer="layout" svg:width="0.2cm" svg:height="0.2cm" draw:transform="rotate (-1.5707963267949) translate (8.59cm 4.395cm)">
          <text:p/>
        </draw:circle>
        <draw:frame draw:style-name="gr8" draw:text-style-name="P8" draw:layer="layout" svg:width="0.294cm" svg:height="0.519cm" svg:x="7cm" svg:y="4.4cm">
          <draw:text-box>
            <text:p><text:span text:style-name="T1">1</text:span></text:p>
          </draw:text-box>
        </draw:frame>
        <draw:frame draw:style-name="gr9" draw:text-style-name="P10" draw:layer="layout" svg:width="0.61cm" svg:height="0.34cm" svg:x="8.29cm" svg:y="4.575cm">
          <draw:text-box>
            <text:p><text:span text:style-name="T3">WML</text:span></text:p>
          </draw:text-box>
        </draw:frame>
        <draw:frame draw:style-name="gr8" draw:text-style-name="P8" draw:layer="layout" svg:width="0.294cm" svg:height="0.519cm" svg:x="7cm" svg:y="3.95cm">
          <draw:text-box>
            <text:p><text:span text:style-name="T1">2</text:span></text:p>
          </draw:text-box>
        </draw:frame>
        <draw:polyline draw:style-name="gr10" draw:text-style-name="P11" draw:layer="layout" svg:width="5.799cm" svg:height="1.099cm" svg:x="5.2cm" svg:y="7cm" svg:viewBox="0 0 5800 1100" draw:points="4300,0 4500,200 5800,200 5800,1100 700,1100 700,100 0,100">
          <text:p/>
        </draw:polyline>
        <draw:rect draw:style-name="gr11" draw:text-style-name="P12" draw:layer="layout" svg:width="2.1cm" svg:height="1.4cm" svg:x="3.1cm" svg:y="6.7cm">
          <text:p/>
        </draw:rect>
        <draw:frame draw:style-name="gr12" draw:text-style-name="P13" draw:layer="layout" svg:width="1.2cm" svg:height="1.2cm" svg:x="3.2cm" svg:y="6.8cm">
          <draw:text-box>
            <text:p><text:span text:style-name="T4">Netz-</text:span></text:p>
            <text:p><text:span text:style-name="T4">teil</text:span></text:p>
          </draw:text-box>
        </draw:frame>
        <draw:frame draw:style-name="gr13" draw:text-style-name="P15" draw:layer="layout" svg:width="0.5cm" svg:height="0.5cm" svg:x="4.59cm" svg:y="6.945cm">
          <draw:text-box>
            <text:p text:style-name="P14"><text:span text:style-name="T5">5V</text:span></text:p>
          </draw:text-box>
        </draw:frame>
        <draw:frame draw:style-name="gr13" draw:text-style-name="P15" draw:layer="layout" svg:width="0.5cm" svg:height="0.5cm" svg:x="4.59cm" svg:y="7.445cm">
          <draw:text-box>
            <text:p text:style-name="P14"><text:span text:style-name="T5">0V</text:span></text:p>
          </draw:text-box>
        </draw:frame>
        <draw:polyline draw:style-name="gr14" draw:text-style-name="P11" draw:layer="layout" svg:width="5.999cm" svg:height="1.699cm" svg:x="5.2cm" svg:y="6.6cm" svg:viewBox="0 0 6000 1700" draw:points="4300,0 4500,200 6000,200 6000,1700 500,1700 500,1100 0,1100">
          <text:p/>
        </draw:polyline>
        <draw:polyline draw:style-name="gr10" draw:text-style-name="P11" draw:layer="layout" svg:width="3.899cm" svg:height="0.899cm" svg:x="5.2cm" svg:y="6.2cm" svg:viewBox="0 0 3900 900" draw:points="3900,0 700,0 700,900 0,900">
          <text:p/>
        </draw:polyline>
        <draw:circle draw:style-name="gr15" draw:text-style-name="P16" draw:layer="layout" svg:width="0.1cm" svg:height="0.1cm" draw:transform="rotate (-1.5707963267949) translate (5.95cm 7.05cm)">
          <text:p/>
        </draw:circle>
        <draw:circle draw:style-name="gr16" draw:text-style-name="P17" draw:layer="layout" svg:width="0.1cm" svg:height="0.1cm" draw:transform="rotate (-1.5707963267949) translate (5.75cm 7.65cm)">
          <text:p/>
        </draw:circle>
        <draw:polyline draw:style-name="gr14" draw:text-style-name="P11" draw:layer="layout" svg:width="3.899cm" svg:height="1.099cm" svg:x="5.2cm" svg:y="6.6cm" svg:viewBox="0 0 3900 1100" draw:points="3900,0 500,0 500,1100 0,1100">
          <text:p/>
        </draw:polyline>
        <draw:frame draw:style-name="gr8" draw:text-style-name="P8" draw:layer="layout" svg:width="0.294cm" svg:height="0.517cm" svg:x="9.4cm" svg:y="4.4cm">
          <draw:text-box>
            <text:p><text:span text:style-name="T1">1</text:span></text:p>
          </draw:text-box>
        </draw:frame>
        <draw:frame draw:style-name="gr8" draw:text-style-name="P8" draw:layer="layout" svg:width="0.294cm" svg:height="0.517cm" svg:x="9.41cm" svg:y="3.656cm">
          <draw:text-box>
            <text:p><text:span text:style-name="T1">2</text:span></text:p>
          </draw:text-box>
        </draw:frame>
        <draw:g draw:style-name="gr17">
          <draw:custom-shape draw:style-name="gr18" draw:text-style-name="P18" draw:layer="layout" svg:width="0.6cm" svg:height="0.6cm" svg:x="16.55cm" svg:y="1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0.3cm" svg:height="0.5cm" svg:x="16.7cm" svg:y="2cm">
            <draw:text-box>
              <text:p text:style-name="P14"><text:span text:style-name="T5">V</text:span></text:p>
            </draw:text-box>
          </draw:frame>
        </draw:g>
        <draw:polyline draw:style-name="gr19" draw:text-style-name="P11" draw:layer="layout" svg:width="1.199cm" svg:height="0.399cm" svg:x="16.8cm" svg:y="4.8cm" svg:viewBox="0 0 1200 400" draw:points="0,0 1200,0 1200,400 0,400">
          <text:p/>
        </draw:polyline>
        <draw:frame draw:style-name="gr13" draw:text-style-name="P15" draw:layer="layout" svg:width="1.095cm" svg:height="0.75cm" svg:x="17.605cm" svg:y="3.85cm">
          <draw:text-box>
            <text:p text:style-name="P14"><text:span text:style-name="T5">Weiche</text:span></text:p>
            <text:p text:style-name="P14"><text:span text:style-name="T5">Set ...</text:span></text:p>
          </draw:text-box>
        </draw:frame>
        <draw:frame draw:style-name="gr13" draw:text-style-name="P15" draw:layer="layout" svg:width="1.597cm" svg:height="0.5cm" svg:x="17.303cm" svg:y="2.35cm">
          <draw:text-box>
            <text:p text:style-name="P14"><text:span text:style-name="T5">„Schalten“</text:span></text:p>
          </draw:text-box>
        </draw:frame>
        <draw:frame draw:style-name="gr13" draw:text-style-name="P19" draw:layer="layout" svg:width="1.509cm" svg:height="0.5cm" svg:x="17.291cm" svg:y="1.951cm">
          <draw:text-box>
            <text:p text:style-name="P14"><text:span text:style-name="T6">Voltmeter</text:span></text:p>
          </draw:text-box>
        </draw:frame>
        <draw:line draw:style-name="gr20" draw:text-style-name="P11" draw:layer="layout" svg:x1="7.7cm" svg:y1="6.6cm" svg:x2="8.015cm" svg:y2="6.6cm">
          <text:p/>
        </draw:line>
        <draw:line draw:style-name="gr21" draw:text-style-name="P11" draw:layer="layout" svg:x1="7.746cm" svg:y1="6.2cm" svg:x2="8.061cm" svg:y2="6.2cm">
          <text:p/>
        </draw:line>
        <draw:frame draw:style-name="gr9" draw:text-style-name="P10" draw:layer="layout" svg:width="0.45cm" svg:height="0.34cm" svg:x="15.2cm" svg:y="2.05cm">
          <draw:text-box>
            <text:p><text:span text:style-name="T3">WL</text:span></text:p>
          </draw:text-box>
        </draw:frame>
        <draw:rect draw:style-name="gr22" draw:text-style-name="P4" draw:layer="layout" svg:width="1.6cm" svg:height="0.5cm" svg:x="6.7cm" svg:y="7.4cm">
          <text:p/>
        </draw:rect>
        <draw:frame draw:style-name="gr23" draw:text-style-name="P20" draw:layer="layout" svg:width="1.4cm" svg:height="0.3cm" svg:x="6.8cm" svg:y="7.5cm">
          <draw:text-box>
            <text:p><text:span text:style-name="T7">Block <text:s/>W3</text:span></text:p>
          </draw:text-box>
        </draw:frame>
        <draw:frame draw:style-name="gr23" draw:text-style-name="P20" draw:layer="layout" svg:width="0.5cm" svg:height="0.3cm" svg:x="7cm" svg:y="5.05cm">
          <draw:text-box>
            <text:p><text:span text:style-name="T7">J5</text:span></text:p>
          </draw:text-box>
        </draw:frame>
        <draw:frame draw:style-name="gr23" draw:text-style-name="P20" draw:layer="layout" svg:width="0.5cm" svg:height="0.3cm" svg:x="9.3cm" svg:y="5.05cm">
          <draw:text-box>
            <text:p><text:span text:style-name="T7">J4</text:span></text:p>
          </draw:text-box>
        </draw:frame>
        <draw:frame draw:style-name="gr23" draw:text-style-name="P20" draw:layer="layout" svg:width="0.5cm" svg:height="0.3cm" svg:x="10.1cm" svg:y="7.45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4.395cm)">
          <text:p/>
        </draw:circle>
        <draw:frame draw:style-name="gr9" draw:text-style-name="P10" draw:layer="layout" svg:width="0.3cm" svg:height="0.34cm" svg:x="7.95cm" svg:y="4.58cm">
          <draw:text-box>
            <text:p><text:span text:style-name="T3">V-</text:span></text:p>
          </draw:text-box>
        </draw:frame>
        <draw:frame draw:style-name="gr9" draw:text-style-name="P10" draw:layer="layout" svg:width="0.5cm" svg:height="0.34cm" svg:x="7.4cm" svg:y="4.58cm">
          <draw:text-box>
            <text:p><text:span text:style-name="T3">WL</text:span></text:p>
          </draw:text-box>
        </draw:frame>
        <draw:rect draw:style-name="gr5" draw:text-style-name="P5" draw:layer="layout" svg:width="0.1cm" svg:height="0.8cm" draw:transform="rotate (-1.5707963267949) translate (11.31cm 4.9cm)">
          <text:p/>
        </draw:rect>
        <draw:circle draw:style-name="gr24" draw:text-style-name="P21" draw:layer="layout" svg:width="0.199cm" svg:height="0.2cm" draw:transform="rotate (-1.5707963267949) translate (11.01cm 4.402cm)">
          <text:p/>
        </draw:circle>
        <draw:circle draw:style-name="gr6" draw:text-style-name="P6" draw:layer="layout" svg:width="0.199cm" svg:height="0.2cm" draw:transform="rotate (-1.5707963267949) translate (10.21cm 4.402cm)">
          <text:p/>
        </draw:circle>
        <draw:frame draw:style-name="gr9" draw:text-style-name="P22" draw:layer="layout" svg:width="0.28cm" svg:height="0.339cm" svg:x="10.71cm" svg:y="4.581cm">
          <draw:text-box>
            <text:p><text:span text:style-name="T8">0V</text:span></text:p>
          </draw:text-box>
        </draw:frame>
        <draw:frame draw:style-name="gr9" draw:text-style-name="P9" draw:layer="layout" svg:width="0.2cm" svg:height="0.338cm" svg:x="10.41cm" svg:y="3.705cm">
          <draw:text-box>
            <text:p><text:span text:style-name="T2">X</text:span></text:p>
          </draw:text-box>
        </draw:frame>
        <draw:frame draw:style-name="gr9" draw:text-style-name="P10" draw:layer="layout" svg:width="0.36cm" svg:height="0.338cm" svg:x="10.73cm" svg:y="3.705cm">
          <draw:text-box>
            <text:p><text:span text:style-name="T3">VCC</text:span></text:p>
          </draw:text-box>
        </draw:frame>
        <draw:circle draw:style-name="gr25" draw:text-style-name="P23" draw:layer="layout" svg:width="0.199cm" svg:height="0.2cm" draw:transform="rotate (-1.5707963267949) translate (11.013cm 4.007cm)">
          <text:p/>
        </draw:circle>
        <draw:circle draw:style-name="gr26" draw:text-style-name="P24" draw:layer="layout" svg:width="0.199cm" svg:height="0.2cm" draw:transform="rotate (-1.5707963267949) translate (10.614cm 4.008cm)">
          <text:p/>
        </draw:circle>
        <draw:frame draw:style-name="gr9" draw:text-style-name="P22" draw:layer="layout" svg:width="0.5cm" svg:height="0.339cm" svg:x="9.6cm" svg:y="4.58cm">
          <draw:text-box>
            <text:p><text:span text:style-name="T8">WSL</text:span></text:p>
          </draw:text-box>
        </draw:frame>
        <draw:circle draw:style-name="gr6" draw:text-style-name="P6" draw:layer="layout" svg:width="0.199cm" svg:height="0.2cm" draw:transform="rotate (-1.5707963267949) translate (10.21cm 4.012cm)">
          <text:p/>
        </draw:circle>
        <draw:frame draw:style-name="gr9" draw:text-style-name="P22" draw:layer="layout" svg:width="0.5cm" svg:height="0.338cm" svg:x="9.76cm" svg:y="3.695cm">
          <draw:text-box>
            <text:p><text:span text:style-name="T8">WSM</text:span></text:p>
          </draw:text-box>
        </draw:frame>
        <draw:circle draw:style-name="gr6" draw:text-style-name="P6" draw:layer="layout" svg:width="0.199cm" svg:height="0.2cm" draw:transform="rotate (-1.5707963267949) translate (11.41cm 4.402cm)">
          <text:p/>
        </draw:circle>
        <draw:frame draw:style-name="gr9" draw:text-style-name="P9" draw:layer="layout" svg:width="0.2cm" svg:height="0.338cm" svg:x="11.71cm" svg:y="3.705cm">
          <draw:text-box>
            <text:p><text:span text:style-name="T2">X</text:span></text:p>
          </draw:text-box>
        </draw:frame>
        <draw:circle draw:style-name="gr26" draw:text-style-name="P24" draw:layer="layout" svg:width="0.199cm" svg:height="0.2cm" draw:transform="rotate (-1.5707963267949) translate (11.814cm 4.008cm)">
          <text:p/>
        </draw:circle>
        <draw:frame draw:style-name="gr9" draw:text-style-name="P22" draw:layer="layout" svg:width="0.5cm" svg:height="0.339cm" svg:x="11.16cm" svg:y="4.581cm">
          <draw:text-box>
            <text:p><text:span text:style-name="T8">WRL</text:span></text:p>
          </draw:text-box>
        </draw:frame>
        <draw:circle draw:style-name="gr6" draw:text-style-name="P6" draw:layer="layout" svg:width="0.199cm" svg:height="0.2cm" draw:transform="rotate (-1.5707963267949) translate (11.41cm 4.012cm)">
          <text:p/>
        </draw:circle>
        <draw:frame draw:style-name="gr9" draw:text-style-name="P22" draw:layer="layout" svg:width="0.5cm" svg:height="0.338cm" svg:x="11.16cm" svg:y="3.695cm">
          <draw:text-box>
            <text:p><text:span text:style-name="T8">WRM</text:span></text:p>
          </draw:text-box>
        </draw:frame>
        <draw:circle draw:style-name="gr27" draw:text-style-name="P25" draw:layer="layout" svg:width="0.2cm" svg:height="0.2cm" draw:transform="rotate (-1.5707963267949) translate (8.19cm 4.019cm)">
          <text:p/>
        </draw:circle>
        <draw:circle draw:style-name="gr6" draw:text-style-name="P6" draw:layer="layout" svg:width="0.2cm" svg:height="0.2cm" draw:transform="rotate (-1.5707963267949) translate (7.79cm 4.395cm)">
          <text:p/>
        </draw:circle>
        <draw:frame draw:style-name="gr9" draw:text-style-name="P10" draw:layer="layout" svg:width="0.6cm" svg:height="0.34cm" svg:x="15.2cm" svg:y="2.85cm">
          <draw:text-box>
            <text:p><text:span text:style-name="T3">WML</text:span></text:p>
          </draw:text-box>
        </draw:frame>
        <draw:frame draw:style-name="gr9" draw:text-style-name="P10" draw:layer="layout" svg:width="0.41cm" svg:height="0.34cm" svg:x="15.2cm" svg:y="2.45cm">
          <draw:text-box>
            <text:p><text:span text:style-name="T3">V-</text:span></text:p>
          </draw:text-box>
        </draw:frame>
        <draw:frame draw:style-name="gr23" draw:text-style-name="P20" draw:layer="layout" svg:width="3.9cm" svg:height="0.7cm" svg:x="3.2cm" svg:y="1.6cm">
          <draw:text-box>
            <text:p><text:span text:style-name="T7">Test Schaltvorgang</text:span></text:p>
          </draw:text-box>
        </draw:frame>
        <draw:rect draw:style-name="gr2" draw:text-style-name="P2" draw:layer="layout" svg:width="6.2cm" svg:height="4.694cm" svg:x="6.6cm" svg:y="23cm">
          <text:p/>
        </draw:rect>
        <draw:rect draw:style-name="gr3" draw:text-style-name="P3" draw:layer="layout" svg:width="1.4cm" svg:height="2.4cm" svg:x="8.99cm" svg:y="25.095cm">
          <text:p/>
        </draw:rect>
        <draw:rect draw:style-name="gr4" draw:text-style-name="P4" draw:layer="layout" svg:width="1.2cm" svg:height="2.2cm" svg:x="9.09cm" svg:y="25.195cm">
          <text:p/>
        </draw:rect>
        <draw:rect draw:style-name="gr5" draw:text-style-name="P5" draw:layer="layout" svg:width="0.1cm" svg:height="0.8cm" svg:x="10.29cm" svg:y="25.895cm">
          <text:p/>
        </draw:rect>
        <draw:circle draw:style-name="gr6" draw:text-style-name="P6" draw:layer="layout" svg:width="0.2cm" svg:height="0.2cm" svg:x="9.79cm" svg:y="26.195cm">
          <text:p/>
        </draw:circle>
        <draw:circle draw:style-name="gr7" draw:text-style-name="P7" draw:layer="layout" svg:width="0.2cm" svg:height="0.2cm" svg:x="9.79cm" svg:y="26.195cm">
          <text:p/>
        </draw:circle>
        <draw:circle draw:style-name="gr7" draw:text-style-name="P7" draw:layer="layout" svg:width="0.2cm" svg:height="0.2cm" svg:x="9.39cm" svg:y="26.195cm">
          <text:p/>
        </draw:circle>
        <draw:circle draw:style-name="gr6" draw:text-style-name="P6" draw:layer="layout" svg:width="0.2cm" svg:height="0.2cm" svg:x="9.79cm" svg:y="25.795cm">
          <text:p/>
        </draw:circle>
        <draw:circle draw:style-name="gr6" draw:text-style-name="P6" draw:layer="layout" svg:width="0.2cm" svg:height="0.2cm" svg:x="9.39cm" svg:y="25.795cm">
          <text:p/>
        </draw:circle>
        <draw:circle draw:style-name="gr6" draw:text-style-name="P6" draw:layer="layout" svg:width="0.2cm" svg:height="0.2cm" svg:x="9.79cm" svg:y="26.595cm">
          <text:p/>
        </draw:circle>
        <draw:circle draw:style-name="gr6" draw:text-style-name="P6" draw:layer="layout" svg:width="0.2cm" svg:height="0.2cm" svg:x="9.39cm" svg:y="26.595cm">
          <text:p/>
        </draw:circle>
        <draw:frame draw:style-name="gr8" draw:text-style-name="P8" draw:layer="layout" svg:width="0.294cm" svg:height="0.519cm" svg:x="9.99cm" svg:y="26.8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9.09cm" svg:y="26.5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99cm" svg:y="26.5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9.09cm" svg:y="26.0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9.09cm" svg:y="25.5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99cm" svg:y="26.1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99cm" svg:y="25.7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9.09cm" svg:y="26.877cm">
          <draw:text-box>
            <text:p><text:span text:style-name="T1">2</text:span></text:p>
          </draw:text-box>
        </draw:frame>
        <draw:rect draw:style-name="gr3" draw:text-style-name="P3" draw:layer="layout" svg:width="1.4cm" svg:height="2.4cm" draw:transform="rotate (-1.5707963267949) translate (9.29cm 23.295cm)">
          <text:p/>
        </draw:rect>
        <draw:rect draw:style-name="gr4" draw:text-style-name="P4" draw:layer="layout" svg:width="1.2cm" svg:height="2.2cm" draw:transform="rotate (-1.5707963267949) translate (9.19cm 23.395cm)">
          <text:p/>
        </draw:rect>
        <draw:rect draw:style-name="gr5" draw:text-style-name="P5" draw:layer="layout" svg:width="0.1cm" svg:height="0.8cm" draw:transform="rotate (-1.5707963267949) translate (8.49cm 24.595cm)">
          <text:p/>
        </draw:rect>
        <draw:circle draw:style-name="gr6" draw:text-style-name="P6" draw:layer="layout" svg:width="0.2cm" svg:height="0.2cm" draw:transform="rotate (-1.5707963267949) translate (8.59cm 24.095cm)">
          <text:p/>
        </draw:circle>
        <draw:frame draw:style-name="gr8" draw:text-style-name="P8" draw:layer="layout" svg:width="0.294cm" svg:height="0.519cm" svg:x="7cm" svg:y="24.15cm">
          <draw:text-box>
            <text:p><text:span text:style-name="T1">1</text:span></text:p>
          </draw:text-box>
        </draw:frame>
        <draw:frame draw:style-name="gr9" draw:text-style-name="P10" draw:layer="layout" svg:width="0.51cm" svg:height="0.34cm" svg:x="8.29cm" svg:y="24.275cm">
          <draw:text-box>
            <text:p><text:span text:style-name="T3">WB</text:span></text:p>
          </draw:text-box>
        </draw:frame>
        <draw:frame draw:style-name="gr8" draw:text-style-name="P8" draw:layer="layout" svg:width="0.294cm" svg:height="0.519cm" svg:x="7cm" svg:y="23.35cm">
          <draw:text-box>
            <text:p><text:span text:style-name="T1">2</text:span></text:p>
          </draw:text-box>
        </draw:frame>
        <draw:polyline draw:style-name="gr10" draw:text-style-name="P11" draw:layer="layout" svg:width="6.199cm" svg:height="1.099cm" svg:x="5.2cm" svg:y="26.7cm" svg:viewBox="0 0 6200 1100" draw:points="4700,0 4900,200 6200,200 6200,1100 700,1100 700,100 0,100">
          <text:p/>
        </draw:polyline>
        <draw:frame draw:style-name="gr9" draw:text-style-name="P9" draw:layer="layout" svg:width="0.3cm" svg:height="0.34cm" svg:x="7.54cm" svg:y="23.391cm">
          <draw:text-box>
            <text:p><text:span text:style-name="T2">NC</text:span></text:p>
          </draw:text-box>
        </draw:frame>
        <draw:circle draw:style-name="gr28" draw:text-style-name="P26" draw:layer="layout" svg:width="0.2cm" svg:height="0.2cm" draw:transform="rotate (-1.5707963267949) translate (7.79cm 23.719cm)">
          <text:p/>
        </draw:circle>
        <draw:rect draw:style-name="gr11" draw:text-style-name="P12" draw:layer="layout" svg:width="2.1cm" svg:height="1.4cm" svg:x="3.1cm" svg:y="26.4cm">
          <text:p/>
        </draw:rect>
        <draw:frame draw:style-name="gr12" draw:text-style-name="P13" draw:layer="layout" svg:width="1.2cm" svg:height="1.2cm" svg:x="3.2cm" svg:y="26.5cm">
          <draw:text-box>
            <text:p><text:span text:style-name="T4">Netz-</text:span></text:p>
            <text:p><text:span text:style-name="T4">teil</text:span></text:p>
          </draw:text-box>
        </draw:frame>
        <draw:frame draw:style-name="gr13" draw:text-style-name="P15" draw:layer="layout" svg:width="0.5cm" svg:height="0.5cm" svg:x="4.59cm" svg:y="26.645cm">
          <draw:text-box>
            <text:p text:style-name="P14"><text:span text:style-name="T5">5V</text:span></text:p>
          </draw:text-box>
        </draw:frame>
        <draw:frame draw:style-name="gr13" draw:text-style-name="P15" draw:layer="layout" svg:width="0.5cm" svg:height="0.5cm" svg:x="4.59cm" svg:y="27.145cm">
          <draw:text-box>
            <text:p text:style-name="P14"><text:span text:style-name="T5">0V</text:span></text:p>
          </draw:text-box>
        </draw:frame>
        <draw:polyline draw:style-name="gr14" draw:text-style-name="P11" draw:layer="layout" svg:width="6.399cm" svg:height="1.699cm" svg:x="5.2cm" svg:y="26.3cm" svg:viewBox="0 0 6400 1700" draw:points="4700,0 4900,200 6400,200 6400,1700 500,1700 500,1100 0,1100">
          <text:p/>
        </draw:polyline>
        <draw:polyline draw:style-name="gr10" draw:text-style-name="P11" draw:layer="layout" svg:width="4.299cm" svg:height="0.899cm" svg:x="5.2cm" svg:y="25.9cm" svg:viewBox="0 0 4300 900" draw:points="4300,0 700,0 700,900 0,900">
          <text:p/>
        </draw:polyline>
        <draw:circle draw:style-name="gr15" draw:text-style-name="P16" draw:layer="layout" svg:width="0.1cm" svg:height="0.1cm" draw:transform="rotate (-1.5707963267949) translate (5.95cm 26.75cm)">
          <text:p/>
        </draw:circle>
        <draw:circle draw:style-name="gr16" draw:text-style-name="P17" draw:layer="layout" svg:width="0.1cm" svg:height="0.1cm" draw:transform="rotate (-1.5707963267949) translate (5.75cm 27.35cm)">
          <text:p/>
        </draw:circle>
        <draw:polyline draw:style-name="gr14" draw:text-style-name="P11" draw:layer="layout" svg:width="4.299cm" svg:height="1.099cm" svg:x="5.2cm" svg:y="26.3cm" svg:viewBox="0 0 4300 1100" draw:points="4300,0 500,0 500,1100 0,1100">
          <text:p/>
        </draw:polyline>
        <draw:g draw:style-name="gr17">
          <draw:custom-shape draw:style-name="gr18" draw:text-style-name="P18" draw:layer="layout" svg:width="0.6cm" svg:height="0.6cm" svg:x="14.15cm" svg:y="2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0.3cm" svg:height="0.5cm" svg:x="14.3cm" svg:y="24.8cm">
            <draw:text-box>
              <text:p text:style-name="P14"><text:span text:style-name="T5">V</text:span></text:p>
            </draw:text-box>
          </draw:frame>
        </draw:g>
        <draw:polyline draw:style-name="gr19" draw:text-style-name="P11" draw:layer="layout" svg:width="0.899cm" svg:height="0.599cm" svg:x="14.4cm" svg:y="22.2cm" svg:viewBox="0 0 900 600" draw:points="0,0 900,0 900,600 0,600">
          <text:p/>
        </draw:polyline>
        <draw:frame draw:style-name="gr13" draw:text-style-name="P15" draw:layer="layout" svg:width="1.095cm" svg:height="0.75cm" svg:x="15.505cm" svg:y="22.15cm">
          <draw:text-box>
            <text:p text:style-name="P14"><text:span text:style-name="T5">Weiche</text:span></text:p>
            <text:p text:style-name="P14"><text:span text:style-name="T5">Return...</text:span></text:p>
          </draw:text-box>
        </draw:frame>
        <draw:frame draw:style-name="gr13" draw:text-style-name="P15" draw:layer="layout" svg:width="1.597cm" svg:height="0.5cm" svg:x="14.903cm" svg:y="25.15cm">
          <draw:text-box>
            <text:p text:style-name="P14"><text:span text:style-name="T5">„Rückmeldung“</text:span></text:p>
          </draw:text-box>
        </draw:frame>
        <draw:frame draw:style-name="gr13" draw:text-style-name="P19" draw:layer="layout" svg:width="1.509cm" svg:height="0.5cm" svg:x="14.891cm" svg:y="24.751cm">
          <draw:text-box>
            <text:p text:style-name="P14"><text:span text:style-name="T6">Voltmeter</text:span></text:p>
          </draw:text-box>
        </draw:frame>
        <draw:line draw:style-name="gr29" draw:text-style-name="P11" draw:layer="layout" svg:x1="14.7cm" svg:y1="22.2cm" svg:x2="14.4cm" svg:y2="22.2cm">
          <text:p/>
        </draw:line>
        <draw:line draw:style-name="gr29" draw:text-style-name="P11" draw:layer="layout" svg:x1="14.715cm" svg:y1="22.8cm" svg:x2="14.415cm" svg:y2="22.8cm">
          <text:p/>
        </draw:line>
        <draw:line draw:style-name="gr20" draw:text-style-name="P11" draw:layer="layout" svg:x1="8.5cm" svg:y1="26.3cm" svg:x2="8.815cm" svg:y2="26.3cm">
          <text:p/>
        </draw:line>
        <draw:line draw:style-name="gr21" draw:text-style-name="P11" draw:layer="layout" svg:x1="8.546cm" svg:y1="25.9cm" svg:x2="8.861cm" svg:y2="25.9cm">
          <text:p/>
        </draw:line>
        <draw:frame draw:style-name="gr9" draw:text-style-name="P10" draw:layer="layout" svg:width="0.41cm" svg:height="0.34cm" svg:x="13.5cm" svg:y="22.2cm">
          <draw:text-box>
            <text:p><text:span text:style-name="T3">WA</text:span></text:p>
          </draw:text-box>
        </draw:frame>
        <draw:rect draw:style-name="gr22" draw:text-style-name="P4" draw:layer="layout" svg:width="1.6cm" svg:height="0.5cm" svg:x="6.7cm" svg:y="27.1cm">
          <text:p/>
        </draw:rect>
        <draw:frame draw:style-name="gr23" draw:text-style-name="P20" draw:layer="layout" svg:width="1.4cm" svg:height="0.3cm" svg:x="6.8cm" svg:y="27.2cm">
          <draw:text-box>
            <text:p><text:span text:style-name="T7">Block <text:s/>W3</text:span></text:p>
          </draw:text-box>
        </draw:frame>
        <draw:frame draw:style-name="gr23" draw:text-style-name="P20" draw:layer="layout" svg:width="0.5cm" svg:height="0.3cm" svg:x="7cm" svg:y="24.75cm">
          <draw:text-box>
            <text:p><text:span text:style-name="T7">J5</text:span></text:p>
          </draw:text-box>
        </draw:frame>
        <draw:frame draw:style-name="gr23" draw:text-style-name="P20" draw:layer="layout" svg:width="0.5cm" svg:height="0.3cm" svg:x="9.3cm" svg:y="24.75cm">
          <draw:text-box>
            <text:p><text:span text:style-name="T7">J4</text:span></text:p>
          </draw:text-box>
        </draw:frame>
        <draw:frame draw:style-name="gr23" draw:text-style-name="P20" draw:layer="layout" svg:width="0.5cm" svg:height="0.3cm" svg:x="10.5cm" svg:y="27.15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24.095cm)">
          <text:p/>
        </draw:circle>
        <draw:frame draw:style-name="gr9" draw:text-style-name="P10" draw:layer="layout" svg:width="0.3cm" svg:height="0.34cm" svg:x="7.95cm" svg:y="24.28cm">
          <draw:text-box>
            <text:p><text:span text:style-name="T3">V-</text:span></text:p>
          </draw:text-box>
        </draw:frame>
        <draw:polyline draw:style-name="gr30" draw:text-style-name="P11" draw:layer="layout" svg:width="6.199cm" svg:height="1.399cm" svg:x="8.1cm" svg:y="22.8cm" svg:viewBox="0 0 6200 1400" draw:points="6200,0 200,0 200,1200 0,1400">
          <text:p/>
        </draw:polyline>
        <draw:frame draw:style-name="gr9" draw:text-style-name="P10" draw:layer="layout" svg:width="0.51cm" svg:height="0.34cm" svg:x="7.39cm" svg:y="24.275cm">
          <draw:text-box>
            <text:p><text:span text:style-name="T3">WA</text:span></text:p>
          </draw:text-box>
        </draw:frame>
        <draw:frame draw:style-name="gr9" draw:text-style-name="P9" draw:layer="layout" svg:width="0.3cm" svg:height="0.34cm" svg:x="7.94cm" svg:y="23.391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8.34cm" svg:y="23.391cm">
          <draw:text-box>
            <text:p><text:span text:style-name="T2">NC</text:span></text:p>
          </draw:text-box>
        </draw:frame>
        <draw:polyline draw:style-name="gr14" draw:text-style-name="P11" draw:layer="layout" svg:width="3.299cm" svg:height="0.999cm" svg:x="10.9cm" svg:y="24.2cm" svg:viewBox="0 0 3300 1000" draw:points="0,0 150,100 150,1000 300,1000 3300,1000">
          <text:p/>
        </draw:polyline>
        <draw:circle draw:style-name="gr28" draw:text-style-name="P26" draw:layer="layout" svg:width="0.2cm" svg:height="0.2cm" draw:transform="rotate (-1.5707963267949) translate (8.19cm 23.719cm)">
          <text:p/>
        </draw:circle>
        <draw:circle draw:style-name="gr28" draw:text-style-name="P26" draw:layer="layout" svg:width="0.2cm" svg:height="0.2cm" draw:transform="rotate (-1.5707963267949) translate (8.59cm 23.719cm)">
          <text:p/>
        </draw:circle>
        <draw:circle draw:style-name="gr6" draw:text-style-name="P6" draw:layer="layout" svg:width="0.2cm" svg:height="0.2cm" draw:transform="rotate (-1.5707963267949) translate (7.79cm 24.095cm)">
          <text:p/>
        </draw:circle>
        <draw:polyline draw:style-name="gr31" draw:text-style-name="P11" draw:layer="layout" svg:width="6.599cm" svg:height="1.699cm" svg:x="7.7cm" svg:y="22.5cm" svg:viewBox="0 0 6600 1700" draw:points="6600,0 200,0 200,1500 0,1700">
          <text:p/>
        </draw:polyline>
        <draw:polyline draw:style-name="gr32" draw:text-style-name="P11" draw:layer="layout" svg:width="5.799cm" svg:height="1.999cm" svg:x="8.5cm" svg:y="22.2cm" svg:viewBox="0 0 5800 2000" draw:points="5800,0 200,0 200,1800 0,2000">
          <text:p/>
        </draw:polyline>
        <draw:frame draw:style-name="gr9" draw:text-style-name="P10" draw:layer="layout" svg:width="0.41cm" svg:height="0.34cm" svg:x="13.5cm" svg:y="21.9cm">
          <draw:text-box>
            <text:p><text:span text:style-name="T3">WB</text:span></text:p>
          </draw:text-box>
        </draw:frame>
        <draw:frame draw:style-name="gr9" draw:text-style-name="P10" draw:layer="layout" svg:width="0.5cm" svg:height="0.34cm" svg:x="13.5cm" svg:y="24.3cm">
          <draw:text-box>
            <text:p><text:span text:style-name="T3">WRB</text:span></text:p>
          </draw:text-box>
        </draw:frame>
        <draw:frame draw:style-name="gr9" draw:text-style-name="P10" draw:layer="layout" svg:width="0.5cm" svg:height="0.34cm" svg:x="13.5cm" svg:y="24.6cm">
          <draw:text-box>
            <text:p><text:span text:style-name="T3">WRG</text:span></text:p>
          </draw:text-box>
        </draw:frame>
        <draw:line draw:style-name="gr29" draw:text-style-name="P11" draw:layer="layout" svg:x1="14.715cm" svg:y1="22.5cm" svg:x2="14.415cm" svg:y2="22.5cm">
          <text:p/>
        </draw:line>
        <draw:frame draw:style-name="gr9" draw:text-style-name="P10" draw:layer="layout" svg:width="0.4cm" svg:height="0.34cm" svg:x="13.5cm" svg:y="24.9cm">
          <draw:text-box>
            <text:p><text:span text:style-name="T3">0V</text:span></text:p>
          </draw:text-box>
        </draw:frame>
        <draw:frame draw:style-name="gr9" draw:text-style-name="P10" draw:layer="layout" svg:width="0.41cm" svg:height="0.34cm" svg:x="13.5cm" svg:y="22.5cm">
          <draw:text-box>
            <text:p><text:span text:style-name="T3">V-</text:span></text:p>
          </draw:text-box>
        </draw:frame>
        <draw:frame draw:style-name="gr23" draw:text-style-name="P20" draw:layer="layout" svg:width="3.6cm" svg:height="0.7cm" svg:x="3.2cm" svg:y="22cm">
          <draw:text-box>
            <text:p><text:span text:style-name="T7">Test Rückmeldung</text:span></text:p>
          </draw:text-box>
        </draw:frame>
        <draw:circle draw:style-name="gr33" draw:text-style-name="P18" draw:layer="layout" svg:width="0.2cm" svg:height="0.2cm" draw:transform="rotate (-1.5707963267949) translate (14.391cm 22.689cm)">
          <text:p/>
        </draw:circle>
        <draw:circle draw:style-name="gr33" draw:text-style-name="P18" draw:layer="layout" svg:width="0.2cm" svg:height="0.2cm" draw:transform="rotate (-1.5707963267949) translate (14.391cm 22.089cm)">
          <text:p/>
        </draw:circle>
        <draw:circle draw:style-name="gr33" draw:text-style-name="P18" draw:layer="layout" svg:width="0.2cm" svg:height="0.2cm" draw:transform="rotate (-1.5707963267949) translate (14.391cm 22.389cm)">
          <text:p/>
        </draw:circle>
        <draw:circle draw:style-name="gr6" draw:text-style-name="P6" draw:layer="layout" svg:width="0.199cm" svg:height="0.2cm" draw:transform="rotate (-1.5707963267949) translate (10.61cm 4.402cm)">
          <text:p/>
        </draw:circle>
        <draw:frame draw:style-name="gr9" draw:text-style-name="P22" draw:layer="layout" svg:width="0.5cm" svg:height="0.339cm" svg:x="10.2cm" svg:y="4.58cm">
          <draw:text-box>
            <text:p><text:span text:style-name="T8">WSR</text:span></text:p>
          </draw:text-box>
        </draw:frame>
        <draw:circle draw:style-name="gr6" draw:text-style-name="P6" draw:layer="layout" svg:width="0.199cm" svg:height="0.2cm" draw:transform="rotate (-1.5707963267949) translate (11.81cm 4.395cm)">
          <text:p/>
        </draw:circle>
        <draw:frame draw:style-name="gr9" draw:text-style-name="P22" draw:layer="layout" svg:width="0.5cm" svg:height="0.338cm" svg:x="11.76cm" svg:y="4.575cm">
          <draw:text-box>
            <text:p><text:span text:style-name="T8">WRR</text:span></text:p>
          </draw:text-box>
        </draw:frame>
        <draw:rect draw:style-name="gr3" draw:text-style-name="P3" draw:layer="layout" svg:width="1.395cm" svg:height="3.2cm" draw:transform="rotate (-1.5707963267949) translate (12.5cm 23.3cm)">
          <text:p/>
        </draw:rect>
        <draw:rect draw:style-name="gr4" draw:text-style-name="P4" draw:layer="layout" svg:width="1.195cm" svg:height="3cm" draw:transform="rotate (-1.5707963267949) translate (12.4cm 23.4cm)">
          <text:p/>
        </draw:rect>
        <draw:frame draw:style-name="gr8" draw:text-style-name="P8" draw:layer="layout" svg:width="0.294cm" svg:height="0.517cm" svg:x="9.41cm" svg:y="24.153cm">
          <draw:text-box>
            <text:p><text:span text:style-name="T1">1</text:span></text:p>
          </draw:text-box>
        </draw:frame>
        <draw:frame draw:style-name="gr8" draw:text-style-name="P8" draw:layer="layout" svg:width="0.294cm" svg:height="0.517cm" svg:x="9.41cm" svg:y="23.356cm">
          <draw:text-box>
            <text:p><text:span text:style-name="T1">2</text:span></text:p>
          </draw:text-box>
        </draw:frame>
        <draw:rect draw:style-name="gr5" draw:text-style-name="P5" draw:layer="layout" svg:width="0.1cm" svg:height="0.8cm" draw:transform="rotate (-1.5707963267949) translate (11.31cm 24.6cm)">
          <text:p/>
        </draw:rect>
        <draw:circle draw:style-name="gr24" draw:text-style-name="P21" draw:layer="layout" svg:width="0.199cm" svg:height="0.2cm" draw:transform="rotate (-1.5707963267949) translate (11.01cm 24.102cm)">
          <text:p/>
        </draw:circle>
        <draw:circle draw:style-name="gr6" draw:text-style-name="P6" draw:layer="layout" svg:width="0.199cm" svg:height="0.2cm" draw:transform="rotate (-1.5707963267949) translate (10.21cm 24.102cm)">
          <text:p/>
        </draw:circle>
        <draw:frame draw:style-name="gr9" draw:text-style-name="P22" draw:layer="layout" svg:width="0.28cm" svg:height="0.339cm" svg:x="10.71cm" svg:y="24.281cm">
          <draw:text-box>
            <text:p><text:span text:style-name="T8">0V</text:span></text:p>
          </draw:text-box>
        </draw:frame>
        <draw:frame draw:style-name="gr9" draw:text-style-name="P9" draw:layer="layout" svg:width="0.2cm" svg:height="0.338cm" svg:x="10.41cm" svg:y="23.405cm">
          <draw:text-box>
            <text:p><text:span text:style-name="T2">X</text:span></text:p>
          </draw:text-box>
        </draw:frame>
        <draw:frame draw:style-name="gr9" draw:text-style-name="P10" draw:layer="layout" svg:width="0.36cm" svg:height="0.338cm" svg:x="10.73cm" svg:y="23.405cm">
          <draw:text-box>
            <text:p><text:span text:style-name="T3">VCC</text:span></text:p>
          </draw:text-box>
        </draw:frame>
        <draw:circle draw:style-name="gr25" draw:text-style-name="P23" draw:layer="layout" svg:width="0.199cm" svg:height="0.2cm" draw:transform="rotate (-1.5707963267949) translate (11.013cm 23.707cm)">
          <text:p/>
        </draw:circle>
        <draw:circle draw:style-name="gr26" draw:text-style-name="P24" draw:layer="layout" svg:width="0.199cm" svg:height="0.2cm" draw:transform="rotate (-1.5707963267949) translate (10.614cm 23.708cm)">
          <text:p/>
        </draw:circle>
        <draw:frame draw:style-name="gr9" draw:text-style-name="P22" draw:layer="layout" svg:width="0.5cm" svg:height="0.339cm" svg:x="9.76cm" svg:y="24.281cm">
          <draw:text-box>
            <text:p><text:span text:style-name="T8">WSL</text:span></text:p>
          </draw:text-box>
        </draw:frame>
        <draw:circle draw:style-name="gr6" draw:text-style-name="P6" draw:layer="layout" svg:width="0.199cm" svg:height="0.2cm" draw:transform="rotate (-1.5707963267949) translate (10.21cm 23.712cm)">
          <text:p/>
        </draw:circle>
        <draw:frame draw:style-name="gr9" draw:text-style-name="P22" draw:layer="layout" svg:width="0.5cm" svg:height="0.338cm" svg:x="9.76cm" svg:y="23.395cm">
          <draw:text-box>
            <text:p><text:span text:style-name="T8">WSM</text:span></text:p>
          </draw:text-box>
        </draw:frame>
        <draw:circle draw:style-name="gr6" draw:text-style-name="P6" draw:layer="layout" svg:width="0.199cm" svg:height="0.2cm" draw:transform="rotate (-1.5707963267949) translate (11.41cm 24.102cm)">
          <text:p/>
        </draw:circle>
        <draw:frame draw:style-name="gr9" draw:text-style-name="P9" draw:layer="layout" svg:width="0.2cm" svg:height="0.338cm" svg:x="11.71cm" svg:y="23.405cm">
          <draw:text-box>
            <text:p><text:span text:style-name="T2">X</text:span></text:p>
          </draw:text-box>
        </draw:frame>
        <draw:circle draw:style-name="gr26" draw:text-style-name="P24" draw:layer="layout" svg:width="0.199cm" svg:height="0.2cm" draw:transform="rotate (-1.5707963267949) translate (11.814cm 23.708cm)">
          <text:p/>
        </draw:circle>
        <draw:frame draw:style-name="gr9" draw:text-style-name="P22" draw:layer="layout" svg:width="0.5cm" svg:height="0.339cm" svg:x="11.16cm" svg:y="24.281cm">
          <draw:text-box>
            <text:p><text:span text:style-name="T8">WRL</text:span></text:p>
          </draw:text-box>
        </draw:frame>
        <draw:circle draw:style-name="gr6" draw:text-style-name="P6" draw:layer="layout" svg:width="0.199cm" svg:height="0.2cm" draw:transform="rotate (-1.5707963267949) translate (11.41cm 23.712cm)">
          <text:p/>
        </draw:circle>
        <draw:frame draw:style-name="gr9" draw:text-style-name="P22" draw:layer="layout" svg:width="0.5cm" svg:height="0.338cm" svg:x="11.16cm" svg:y="23.395cm">
          <draw:text-box>
            <text:p><text:span text:style-name="T8">WRM</text:span></text:p>
          </draw:text-box>
        </draw:frame>
        <draw:circle draw:style-name="gr6" draw:text-style-name="P6" draw:layer="layout" svg:width="0.199cm" svg:height="0.2cm" draw:transform="rotate (-1.5707963267949) translate (10.61cm 24.102cm)">
          <text:p/>
        </draw:circle>
        <draw:frame draw:style-name="gr9" draw:text-style-name="P22" draw:layer="layout" svg:width="0.5cm" svg:height="0.339cm" svg:x="10.26cm" svg:y="24.281cm">
          <draw:text-box>
            <text:p><text:span text:style-name="T8">WRL</text:span></text:p>
          </draw:text-box>
        </draw:frame>
        <draw:circle draw:style-name="gr6" draw:text-style-name="P6" draw:layer="layout" svg:width="0.199cm" svg:height="0.2cm" draw:transform="rotate (-1.5707963267949) translate (11.81cm 24.095cm)">
          <text:p/>
        </draw:circle>
        <draw:frame draw:style-name="gr9" draw:text-style-name="P22" draw:layer="layout" svg:width="0.5cm" svg:height="0.338cm" svg:x="11.76cm" svg:y="24.275cm">
          <draw:text-box>
            <text:p><text:span text:style-name="T8">WRR</text:span></text:p>
          </draw:text-box>
        </draw:frame>
        <draw:circle draw:style-name="gr6" draw:text-style-name="P6" draw:layer="layout" svg:width="0.2cm" svg:height="0.2cm" draw:transform="rotate (-1.5707963267949) translate (8.59cm 3.995cm)">
          <text:p/>
        </draw:circle>
        <draw:circle draw:style-name="gr6" draw:text-style-name="P6" draw:layer="layout" svg:width="0.2cm" svg:height="0.2cm" draw:transform="rotate (-1.5707963267949) translate (7.79cm 3.995cm)">
          <text:p/>
        </draw:circle>
        <draw:circle draw:style-name="gr33" draw:text-style-name="P18" draw:layer="layout" svg:width="0.2cm" svg:height="0.2cm" draw:transform="rotate (-1.5707963267949) translate (16.798cm 4.689cm)">
          <text:p/>
        </draw:circle>
        <draw:line draw:style-name="gr29" draw:text-style-name="P11" draw:layer="layout" svg:x1="17.122cm" svg:y1="4.8cm" svg:x2="16.822cm" svg:y2="4.8cm">
          <text:p/>
        </draw:line>
        <draw:polyline draw:style-name="gr34" draw:text-style-name="P11" draw:layer="layout" svg:width="2.899cm" svg:height="0.899cm" svg:x="11.3cm" svg:y="24cm" svg:viewBox="0 0 2900 900" draw:points="2900,900 1800,900 1800,0 200,0 0,200">
          <text:p/>
        </draw:polyline>
        <draw:polyline draw:style-name="gr35" draw:text-style-name="P11" draw:layer="layout" svg:width="2.899cm" svg:height="1.499cm" svg:x="11.3cm" svg:y="23.1cm" svg:viewBox="0 0 2900 1500" draw:points="2900,1500 2000,1500 2000,0 300,0 300,500 0,700">
          <text:p/>
        </draw:polyline>
        <draw:rect draw:style-name="gr3" draw:text-style-name="P3" draw:layer="layout" svg:width="1cm" svg:height="1.6cm" svg:x="14.2cm" svg:y="1.8cm">
          <text:p/>
        </draw:rect>
        <draw:rect draw:style-name="gr4" draw:text-style-name="P4" draw:layer="layout" svg:width="0.8cm" svg:height="1.4cm" svg:x="14.3cm" svg:y="1.9cm">
          <text:p/>
        </draw:rect>
        <draw:circle draw:style-name="gr6" draw:text-style-name="P6" draw:layer="layout" svg:width="0.2cm" svg:height="0.2cm" svg:x="14.79cm" svg:y="2.495cm">
          <text:p/>
        </draw:circle>
        <draw:circle draw:style-name="gr27" draw:text-style-name="P25" draw:layer="layout" svg:width="0.2cm" svg:height="0.2cm" svg:x="14.79cm" svg:y="2.495cm">
          <text:p/>
        </draw:circle>
        <draw:circle draw:style-name="gr27" draw:text-style-name="P25" draw:layer="layout" svg:width="0.2cm" svg:height="0.2cm" svg:x="14.39cm" svg:y="2.495cm">
          <text:p/>
        </draw:circle>
        <draw:circle draw:style-name="gr6" draw:text-style-name="P6" draw:layer="layout" svg:width="0.2cm" svg:height="0.2cm" svg:x="14.79cm" svg:y="2.095cm">
          <text:p/>
        </draw:circle>
        <draw:circle draw:style-name="gr6" draw:text-style-name="P6" draw:layer="layout" svg:width="0.2cm" svg:height="0.2cm" svg:x="14.39cm" svg:y="2.095cm">
          <text:p/>
        </draw:circle>
        <draw:circle draw:style-name="gr6" draw:text-style-name="P6" draw:layer="layout" svg:width="0.2cm" svg:height="0.2cm" svg:x="14.79cm" svg:y="2.895cm">
          <text:p/>
        </draw:circle>
        <draw:circle draw:style-name="gr6" draw:text-style-name="P6" draw:layer="layout" svg:width="0.2cm" svg:height="0.2cm" svg:x="14.39cm" svg:y="2.895cm">
          <text:p/>
        </draw:circle>
        <draw:frame draw:style-name="gr8" draw:text-style-name="P8" draw:layer="layout" svg:width="0.294cm" svg:height="0.519cm" svg:x="14.79cm" svg:y="1.376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14.29cm" svg:y="1.377cm">
          <draw:text-box>
            <text:p><text:span text:style-name="T1">2</text:span></text:p>
          </draw:text-box>
        </draw:frame>
        <draw:polyline draw:style-name="gr34" draw:text-style-name="P11" draw:layer="layout" svg:width="6.399cm" svg:height="1.499cm" svg:x="8.1cm" svg:y="2.6cm" svg:viewBox="0 0 6400 1500" draw:points="6400,0 0,0 0,900 0,1500">
          <text:p/>
        </draw:polyline>
        <draw:polyline draw:style-name="gr30" draw:text-style-name="P11" draw:layer="layout" svg:width="5.999cm" svg:height="1.099cm" svg:x="8.5cm" svg:y="3cm" svg:viewBox="0 0 6000 1100" draw:points="6000,0 0,0 0,1100">
          <text:p/>
        </draw:polyline>
        <draw:polyline draw:style-name="gr36" draw:text-style-name="P11" draw:layer="layout" svg:width="6.799cm" svg:height="1.899cm" svg:x="7.7cm" svg:y="2.2cm" svg:viewBox="0 0 6800 1900" draw:points="6800,0 0,0 0,1600 0,1900">
          <text:p/>
        </draw:polyline>
        <draw:custom-shape draw:style-name="gr37" draw:text-style-name="P18" draw:layer="layout" svg:width="0.6cm" svg:height="1.2cm" svg:x="13.1cm" svg:y="1.9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0.45cm" svg:height="0.34cm" svg:x="13.1cm" svg:y="2.05cm">
          <draw:text-box>
            <text:p><text:span text:style-name="T3">WR</text:span></text:p>
          </draw:text-box>
        </draw:frame>
        <draw:frame draw:style-name="gr9" draw:text-style-name="P10" draw:layer="layout" svg:width="0.6cm" svg:height="0.34cm" svg:x="13.1cm" svg:y="2.85cm">
          <draw:text-box>
            <text:p><text:span text:style-name="T3">WMR</text:span></text:p>
          </draw:text-box>
        </draw:frame>
        <draw:frame draw:style-name="gr9" draw:text-style-name="P10" draw:layer="layout" svg:width="0.41cm" svg:height="0.34cm" svg:x="13.1cm" svg:y="2.45cm">
          <draw:text-box>
            <text:p><text:span text:style-name="T3">V-</text:span></text:p>
          </draw:text-box>
        </draw:frame>
        <draw:polyline draw:style-name="gr31" draw:text-style-name="P11" draw:layer="layout" svg:width="6.599cm" svg:height="1.699cm" svg:x="8.3cm" svg:y="2.8cm" svg:viewBox="0 0 6600 1700" draw:points="200,1700 0,1500 0,0 6400,0 6600,200">
          <text:p/>
        </draw:polyline>
        <draw:polyline draw:style-name="gr38" draw:text-style-name="P11" draw:layer="layout" svg:width="6.999cm" svg:height="2.099cm" svg:x="7.9cm" svg:y="2.4cm" svg:viewBox="0 0 7000 2100" draw:points="200,2100 0,1900 0,0 6800,0 7000,200">
          <text:p/>
        </draw:polyline>
        <draw:polyline draw:style-name="gr39" draw:text-style-name="P11" draw:layer="layout" svg:width="7.399cm" svg:height="2.499cm" svg:x="7.5cm" svg:y="2cm" svg:viewBox="0 0 7400 2500" draw:points="7400,200 7200,0 0,0 0,2300 200,2500">
          <text:p/>
        </draw:polyline>
        <draw:polyline draw:style-name="gr40" draw:text-style-name="P11" draw:layer="layout" svg:width="1.708cm" svg:height="0.186cm" draw:transform="rotate (-3.0791098663684) translate (16.6058357224782cm 2.49327570596312cm)" svg:viewBox="0 0 1709 187" draw:points="0,93 1497,187 1709,0">
          <text:p/>
        </draw:polyline>
        <draw:polyline draw:style-name="gr41" draw:text-style-name="P11" draw:layer="layout" svg:width="1.702cm" svg:height="0.274cm" draw:transform="rotate (-3.0791098663684) translate (16.6cm 2.1cm)" svg:viewBox="0 0 1703 275" draw:points="0,0 599,37 886,256 1185,275 1703,6">
          <text:p/>
        </draw:polyline>
        <draw:rect draw:style-name="gr3" draw:text-style-name="P3" draw:layer="layout" svg:width="1cm" svg:height="2.376cm" svg:x="14.2cm" svg:y="4.224cm">
          <text:p/>
        </draw:rect>
        <draw:rect draw:style-name="gr4" draw:text-style-name="P4" draw:layer="layout" svg:width="0.8cm" svg:height="2.176cm" svg:x="14.3cm" svg:y="4.324cm">
          <text:p/>
        </draw:rect>
        <draw:circle draw:style-name="gr6" draw:text-style-name="P6" draw:layer="layout" svg:width="0.2cm" svg:height="0.2cm" svg:x="14.79cm" svg:y="4.919cm">
          <text:p/>
        </draw:circle>
        <draw:circle draw:style-name="gr6" draw:text-style-name="P6" draw:layer="layout" svg:width="0.2cm" svg:height="0.2cm" svg:x="14.79cm" svg:y="4.519cm">
          <text:p/>
        </draw:circle>
        <draw:circle draw:style-name="gr6" draw:text-style-name="P6" draw:layer="layout" svg:width="0.2cm" svg:height="0.2cm" svg:x="14.39cm" svg:y="4.519cm">
          <text:p/>
        </draw:circle>
        <draw:circle draw:style-name="gr42" draw:text-style-name="P27" draw:layer="layout" svg:width="0.2cm" svg:height="0.2cm" svg:x="14.79cm" svg:y="5.719cm">
          <text:p/>
        </draw:circle>
        <draw:circle draw:style-name="gr42" draw:text-style-name="P27" draw:layer="layout" svg:width="0.2cm" svg:height="0.2cm" svg:x="14.39cm" svg:y="5.719cm">
          <text:p/>
        </draw:circle>
        <draw:frame draw:style-name="gr8" draw:text-style-name="P8" draw:layer="layout" svg:width="0.294cm" svg:height="0.519cm" svg:x="14.79cm" svg:y="3.8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14.29cm" svg:y="3.801cm">
          <draw:text-box>
            <text:p><text:span text:style-name="T1">2</text:span></text:p>
          </draw:text-box>
        </draw:frame>
        <draw:frame draw:style-name="gr9" draw:text-style-name="P10" draw:layer="layout" svg:width="0.6cm" svg:height="0.34cm" svg:x="15.9cm" svg:y="4.074cm">
          <draw:text-box>
            <text:p><text:span text:style-name="T3">WSL</text:span></text:p>
          </draw:text-box>
        </draw:frame>
        <draw:frame draw:style-name="gr9" draw:text-style-name="P10" draw:layer="layout" svg:width="0.6cm" svg:height="0.34cm" svg:x="15.9cm" svg:y="4.474cm">
          <draw:text-box>
            <text:p><text:span text:style-name="T3">WSR</text:span></text:p>
          </draw:text-box>
        </draw:frame>
        <draw:frame draw:style-name="gr9" draw:text-style-name="P10" draw:layer="layout" svg:width="1cm" svg:height="0.34cm" svg:x="12.8cm" svg:y="4.15cm">
          <draw:text-box>
            <text:p><text:span text:style-name="T3">10-polig</text:span></text:p>
          </draw:text-box>
        </draw:frame>
        <draw:g draw:style-name="gr43">
          <draw:line draw:style-name="gr44" draw:text-style-name="P11" draw:layer="layout" svg:x1="12.5cm" svg:y1="4.5cm" svg:x2="14.2cm" svg:y2="4.5cm">
            <text:p/>
          </draw:line>
          <draw:line draw:style-name="gr45" draw:text-style-name="P11" draw:layer="layout" svg:x1="12.5cm" svg:y1="4.589cm" svg:x2="14.2cm" svg:y2="4.589cm">
            <text:p/>
          </draw:line>
          <draw:line draw:style-name="gr46" draw:text-style-name="P11" draw:layer="layout" svg:x1="12.5cm" svg:y1="4.633cm" svg:x2="14.2cm" svg:y2="4.633cm">
            <text:p/>
          </draw:line>
          <draw:line draw:style-name="gr47" draw:text-style-name="P11" draw:layer="layout" svg:x1="12.5cm" svg:y1="4.678cm" svg:x2="14.2cm" svg:y2="4.678cm">
            <text:p/>
          </draw:line>
          <draw:line draw:style-name="gr48" draw:text-style-name="P11" draw:layer="layout" svg:x1="12.5cm" svg:y1="4.722cm" svg:x2="14.2cm" svg:y2="4.722cm">
            <text:p/>
          </draw:line>
          <draw:line draw:style-name="gr49" draw:text-style-name="P28" draw:layer="layout" svg:x1="12.5cm" svg:y1="4.767cm" svg:x2="14.2cm" svg:y2="4.767cm">
            <text:p/>
          </draw:line>
          <draw:line draw:style-name="gr50" draw:text-style-name="P11" draw:layer="layout" svg:x1="12.5cm" svg:y1="4.811cm" svg:x2="14.2cm" svg:y2="4.811cm">
            <text:p/>
          </draw:line>
          <draw:line draw:style-name="gr51" draw:text-style-name="P11" draw:layer="layout" svg:x1="12.5cm" svg:y1="4.856cm" svg:x2="14.2cm" svg:y2="4.856cm">
            <text:p/>
          </draw:line>
          <draw:line draw:style-name="gr52" draw:text-style-name="P11" draw:layer="layout" svg:x1="12.5cm" svg:y1="4.9cm" svg:x2="14.2cm" svg:y2="4.9cm">
            <text:p/>
          </draw:line>
          <draw:line draw:style-name="gr53" draw:text-style-name="P11" draw:layer="layout" svg:x1="14.2cm" svg:y1="4.544cm" svg:x2="12.5cm" svg:y2="4.544cm">
            <text:p/>
          </draw:line>
        </draw:g>
        <draw:ellipse draw:style-name="gr24" draw:text-style-name="P21" draw:layer="layout" svg:width="0.201cm" svg:height="0.197cm" draw:transform="rotate (-1.5707963267949) translate (14.997cm 5.299cm)">
          <text:p/>
        </draw:ellipse>
        <draw:ellipse draw:style-name="gr25" draw:text-style-name="P23" draw:layer="layout" svg:width="0.201cm" svg:height="0.197cm" draw:transform="rotate (-1.5707963267949) translate (14.6cm 5.3cm)">
          <text:p/>
        </draw:ellipse>
        <draw:circle draw:style-name="gr26" draw:text-style-name="P24" draw:layer="layout" svg:width="0.199cm" svg:height="0.2cm" draw:transform="rotate (-1.5707963267949) translate (14.614cm 4.909cm)">
          <text:p/>
        </draw:circle>
        <draw:circle draw:style-name="gr26" draw:text-style-name="P24" draw:layer="layout" svg:width="0.199cm" svg:height="0.2cm" draw:transform="rotate (-1.5707963267949) translate (14.614cm 6.11cm)">
          <text:p/>
        </draw:circle>
        <draw:circle draw:style-name="gr42" draw:text-style-name="P27" draw:layer="layout" svg:width="0.2cm" svg:height="0.2cm" svg:x="14.79cm" svg:y="6.119cm">
          <text:p/>
        </draw:circle>
        <draw:frame draw:style-name="gr9" draw:text-style-name="P10" draw:layer="layout" svg:width="0.6cm" svg:height="0.34cm" svg:x="15.9cm" svg:y="3.674cm">
          <draw:text-box>
            <text:p><text:span text:style-name="T3">WSM</text:span></text:p>
          </draw:text-box>
        </draw:frame>
        <draw:polyline draw:style-name="gr40" draw:text-style-name="P11" draw:layer="layout" svg:width="1.71cm" svg:height="0.21cm" draw:transform="rotate (-3.0791098663684) translate (16.6073314093944cm 5.31718212946678cm)" svg:viewBox="0 0 1711 211" draw:points="0,117 1497,211 1711,0">
          <text:p/>
        </draw:polyline>
        <draw:polyline draw:style-name="gr41" draw:text-style-name="P11" draw:layer="layout" svg:width="1.708cm" svg:height="0.186cm" draw:transform="rotate (-3.0791098663684) translate (16.6058357224782cm 4.89327570596312cm)" svg:viewBox="0 0 1709 187" draw:points="0,93 1497,187 1709,0">
          <text:p/>
        </draw:polyline>
        <draw:polyline draw:style-name="gr41" draw:text-style-name="P11" draw:layer="layout" svg:width="2.132cm" svg:height="0.542cm" draw:transform="rotate (-3.0791098663684) translate (16.6292042294766cm 4.46678798242007cm)" svg:viewBox="0 0 2133 543" draw:points="0,468 399,493 1198,543 2021,193 2133,0">
          <text:p/>
        </draw:polyline>
        <draw:polyline draw:style-name="gr41" draw:text-style-name="P11" draw:layer="layout" svg:width="1.708cm" svg:height="0.186cm" draw:transform="rotate (-3.0791098663684) translate (16.6068357224782cm 4.49327570596312cm)" svg:viewBox="0 0 1709 187" draw:points="0,93 1498,187 1709,0">
          <text:p/>
        </draw:polyline>
        <draw:circle draw:style-name="gr33" draw:text-style-name="P18" draw:layer="layout" svg:width="0.2cm" svg:height="0.2cm" draw:transform="rotate (-1.5707963267949) translate (16.799cm 4.289cm)">
          <text:p/>
        </draw:circle>
        <draw:line draw:style-name="gr29" draw:text-style-name="P11" draw:layer="layout" svg:x1="17.123cm" svg:y1="4.4cm" svg:x2="16.823cm" svg:y2="4.4cm">
          <text:p/>
        </draw:line>
        <draw:circle draw:style-name="gr33" draw:text-style-name="P18" draw:layer="layout" svg:width="0.2cm" svg:height="0.2cm" draw:transform="rotate (-1.5707963267949) translate (16.806cm 3.889cm)">
          <text:p/>
        </draw:circle>
        <draw:line draw:style-name="gr29" draw:text-style-name="P11" draw:layer="layout" svg:x1="17.13cm" svg:y1="4cm" svg:x2="16.83cm" svg:y2="4cm">
          <text:p/>
        </draw:line>
        <draw:frame draw:style-name="gr9" draw:text-style-name="P10" draw:layer="layout" svg:width="1cm" svg:height="0.34cm" svg:x="9.8cm" svg:y="1.65cm">
          <draw:text-box>
            <text:p><text:span text:style-name="T3">6-polig</text:span></text:p>
          </draw:text-box>
        </draw:frame>
        <draw:frame draw:style-name="gr9" draw:text-style-name="P22" draw:layer="layout" svg:width="0.5cm" svg:height="0.34cm" svg:x="7.4cm" svg:y="3.69cm">
          <draw:text-box>
            <text:p><text:span text:style-name="T8">WR</text:span></text:p>
          </draw:text-box>
        </draw:frame>
        <draw:frame draw:style-name="gr9" draw:text-style-name="P22" draw:layer="layout" svg:width="0.3cm" svg:height="0.34cm" svg:x="8cm" svg:y="3.69cm">
          <draw:text-box>
            <text:p><text:span text:style-name="T8">V-</text:span></text:p>
          </draw:text-box>
        </draw:frame>
        <draw:frame draw:style-name="gr9" draw:text-style-name="P22" draw:layer="layout" svg:width="0.55cm" svg:height="0.34cm" svg:x="8.55cm" svg:y="3.69cm">
          <draw:text-box>
            <text:p><text:span text:style-name="T8">WMR</text:span></text:p>
          </draw:text-box>
        </draw:frame>
        <draw:frame draw:style-name="gr9" draw:text-style-name="P10" draw:layer="layout" svg:width="0.4cm" svg:height="0.34cm" svg:x="16cm" svg:y="4.9cm">
          <draw:text-box>
            <text:p><text:span text:style-name="T3">0V</text:span></text:p>
          </draw:text-box>
        </draw:frame>
        <draw:circle draw:style-name="gr33" draw:text-style-name="P18" draw:layer="layout" svg:width="0.2cm" svg:height="0.2cm" draw:transform="rotate (-1.5707963267949) translate (16.798cm 5.089cm)">
          <text:p/>
        </draw:circle>
        <draw:rect draw:style-name="gr2" draw:text-style-name="P2" draw:layer="layout" svg:width="6.2cm" svg:height="4.694cm" svg:x="6.6cm" svg:y="12.024cm">
          <text:p/>
        </draw:rect>
        <draw:rect draw:style-name="gr3" draw:text-style-name="P3" draw:layer="layout" svg:width="1.4cm" svg:height="2.4cm" svg:x="8.59cm" svg:y="14.119cm">
          <text:p/>
        </draw:rect>
        <draw:rect draw:style-name="gr4" draw:text-style-name="P4" draw:layer="layout" svg:width="1.2cm" svg:height="2.2cm" svg:x="8.69cm" svg:y="14.219cm">
          <text:p/>
        </draw:rect>
        <draw:rect draw:style-name="gr5" draw:text-style-name="P5" draw:layer="layout" svg:width="0.1cm" svg:height="0.8cm" svg:x="9.89cm" svg:y="14.919cm">
          <text:p/>
        </draw:rect>
        <draw:circle draw:style-name="gr6" draw:text-style-name="P6" draw:layer="layout" svg:width="0.2cm" svg:height="0.2cm" svg:x="9.39cm" svg:y="15.219cm">
          <text:p/>
        </draw:circle>
        <draw:circle draw:style-name="gr7" draw:text-style-name="P7" draw:layer="layout" svg:width="0.2cm" svg:height="0.2cm" svg:x="9.39cm" svg:y="15.219cm">
          <text:p/>
        </draw:circle>
        <draw:circle draw:style-name="gr7" draw:text-style-name="P7" draw:layer="layout" svg:width="0.2cm" svg:height="0.2cm" svg:x="8.99cm" svg:y="15.219cm">
          <text:p/>
        </draw:circle>
        <draw:circle draw:style-name="gr6" draw:text-style-name="P6" draw:layer="layout" svg:width="0.2cm" svg:height="0.2cm" svg:x="9.39cm" svg:y="14.819cm">
          <text:p/>
        </draw:circle>
        <draw:circle draw:style-name="gr6" draw:text-style-name="P6" draw:layer="layout" svg:width="0.2cm" svg:height="0.2cm" svg:x="8.99cm" svg:y="14.819cm">
          <text:p/>
        </draw:circle>
        <draw:circle draw:style-name="gr6" draw:text-style-name="P6" draw:layer="layout" svg:width="0.2cm" svg:height="0.2cm" svg:x="9.39cm" svg:y="15.619cm">
          <text:p/>
        </draw:circle>
        <draw:circle draw:style-name="gr6" draw:text-style-name="P6" draw:layer="layout" svg:width="0.2cm" svg:height="0.2cm" svg:x="8.99cm" svg:y="15.619cm">
          <text:p/>
        </draw:circle>
        <draw:frame draw:style-name="gr8" draw:text-style-name="P8" draw:layer="layout" svg:width="0.294cm" svg:height="0.519cm" svg:x="9.59cm" svg:y="15.9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8.69cm" svg:y="15.549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59cm" svg:y="15.549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8.69cm" svg:y="15.074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8.69cm" svg:y="14.574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59cm" svg:y="15.149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59cm" svg:y="14.749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8.69cm" svg:y="15.901cm">
          <draw:text-box>
            <text:p><text:span text:style-name="T1">2</text:span></text:p>
          </draw:text-box>
        </draw:frame>
        <draw:rect draw:style-name="gr3" draw:text-style-name="P3" draw:layer="layout" svg:width="1.395cm" svg:height="3.2cm" draw:transform="rotate (-1.5707963267949) translate (12.5cm 12.324cm)">
          <text:p/>
        </draw:rect>
        <draw:rect draw:style-name="gr4" draw:text-style-name="P4" draw:layer="layout" svg:width="1.195cm" svg:height="3cm" draw:transform="rotate (-1.5707963267949) translate (12.4cm 12.424cm)">
          <text:p/>
        </draw:rect>
        <draw:rect draw:style-name="gr3" draw:text-style-name="P3" draw:layer="layout" svg:width="1.4cm" svg:height="2.4cm" draw:transform="rotate (-1.5707963267949) translate (9.29cm 12.319cm)">
          <text:p/>
        </draw:rect>
        <draw:rect draw:style-name="gr4" draw:text-style-name="P4" draw:layer="layout" svg:width="1.2cm" svg:height="2.2cm" draw:transform="rotate (-1.5707963267949) translate (9.19cm 12.419cm)">
          <text:p/>
        </draw:rect>
        <draw:rect draw:style-name="gr5" draw:text-style-name="P5" draw:layer="layout" svg:width="0.1cm" svg:height="0.8cm" draw:transform="rotate (-1.5707963267949) translate (8.49cm 13.619cm)">
          <text:p/>
        </draw:rect>
        <draw:circle draw:style-name="gr6" draw:text-style-name="P6" draw:layer="layout" svg:width="0.2cm" svg:height="0.2cm" draw:transform="rotate (-1.5707963267949) translate (8.59cm 13.119cm)">
          <text:p/>
        </draw:circle>
        <draw:frame draw:style-name="gr8" draw:text-style-name="P8" draw:layer="layout" svg:width="0.294cm" svg:height="0.519cm" svg:x="7cm" svg:y="13.124cm">
          <draw:text-box>
            <text:p><text:span text:style-name="T1">1</text:span></text:p>
          </draw:text-box>
        </draw:frame>
        <draw:frame draw:style-name="gr9" draw:text-style-name="P10" draw:layer="layout" svg:width="0.61cm" svg:height="0.34cm" svg:x="8.29cm" svg:y="13.299cm">
          <draw:text-box>
            <text:p><text:span text:style-name="T3">WML</text:span></text:p>
          </draw:text-box>
        </draw:frame>
        <draw:frame draw:style-name="gr8" draw:text-style-name="P8" draw:layer="layout" svg:width="0.294cm" svg:height="0.519cm" svg:x="7cm" svg:y="12.674cm">
          <draw:text-box>
            <text:p><text:span text:style-name="T1">2</text:span></text:p>
          </draw:text-box>
        </draw:frame>
        <draw:polyline draw:style-name="gr10" draw:text-style-name="P11" draw:layer="layout" svg:width="5.799cm" svg:height="1.099cm" svg:x="5.2cm" svg:y="15.724cm" svg:viewBox="0 0 5800 1100" draw:points="4300,0 4500,200 5800,200 5800,1100 700,1100 700,100 0,100">
          <text:p/>
        </draw:polyline>
        <draw:rect draw:style-name="gr11" draw:text-style-name="P12" draw:layer="layout" svg:width="2.1cm" svg:height="1.4cm" svg:x="3.1cm" svg:y="15.424cm">
          <text:p/>
        </draw:rect>
        <draw:frame draw:style-name="gr12" draw:text-style-name="P13" draw:layer="layout" svg:width="1.2cm" svg:height="1.2cm" svg:x="3.2cm" svg:y="15.524cm">
          <draw:text-box>
            <text:p><text:span text:style-name="T4">Netz-</text:span></text:p>
            <text:p><text:span text:style-name="T4">teil</text:span></text:p>
          </draw:text-box>
        </draw:frame>
        <draw:frame draw:style-name="gr13" draw:text-style-name="P15" draw:layer="layout" svg:width="0.5cm" svg:height="0.5cm" svg:x="4.59cm" svg:y="15.669cm">
          <draw:text-box>
            <text:p text:style-name="P14"><text:span text:style-name="T5">5V</text:span></text:p>
          </draw:text-box>
        </draw:frame>
        <draw:frame draw:style-name="gr13" draw:text-style-name="P15" draw:layer="layout" svg:width="0.5cm" svg:height="0.5cm" svg:x="4.59cm" svg:y="16.169cm">
          <draw:text-box>
            <text:p text:style-name="P14"><text:span text:style-name="T5">0V</text:span></text:p>
          </draw:text-box>
        </draw:frame>
        <draw:polyline draw:style-name="gr14" draw:text-style-name="P11" draw:layer="layout" svg:width="5.999cm" svg:height="1.699cm" svg:x="5.2cm" svg:y="15.324cm" svg:viewBox="0 0 6000 1700" draw:points="4300,0 4500,200 6000,200 6000,1700 500,1700 500,1100 0,1100">
          <text:p/>
        </draw:polyline>
        <draw:polyline draw:style-name="gr10" draw:text-style-name="P11" draw:layer="layout" svg:width="3.899cm" svg:height="0.899cm" svg:x="5.2cm" svg:y="14.924cm" svg:viewBox="0 0 3900 900" draw:points="3900,0 700,0 700,900 0,900">
          <text:p/>
        </draw:polyline>
        <draw:circle draw:style-name="gr15" draw:text-style-name="P16" draw:layer="layout" svg:width="0.1cm" svg:height="0.1cm" draw:transform="rotate (-1.5707963267949) translate (5.95cm 15.774cm)">
          <text:p/>
        </draw:circle>
        <draw:circle draw:style-name="gr16" draw:text-style-name="P17" draw:layer="layout" svg:width="0.1cm" svg:height="0.1cm" draw:transform="rotate (-1.5707963267949) translate (5.75cm 16.374cm)">
          <text:p/>
        </draw:circle>
        <draw:polyline draw:style-name="gr14" draw:text-style-name="P11" draw:layer="layout" svg:width="3.899cm" svg:height="1.099cm" svg:x="5.2cm" svg:y="15.324cm" svg:viewBox="0 0 3900 1100" draw:points="3900,0 500,0 500,1100 0,1100">
          <text:p/>
        </draw:polyline>
        <draw:frame draw:style-name="gr8" draw:text-style-name="P8" draw:layer="layout" svg:width="0.294cm" svg:height="0.517cm" svg:x="9.4cm" svg:y="13.124cm">
          <draw:text-box>
            <text:p><text:span text:style-name="T1">1</text:span></text:p>
          </draw:text-box>
        </draw:frame>
        <draw:frame draw:style-name="gr8" draw:text-style-name="P8" draw:layer="layout" svg:width="0.294cm" svg:height="0.517cm" svg:x="9.41cm" svg:y="12.38cm">
          <draw:text-box>
            <text:p><text:span text:style-name="T1">2</text:span></text:p>
          </draw:text-box>
        </draw:frame>
        <draw:g draw:style-name="gr17">
          <draw:custom-shape draw:style-name="gr18" draw:text-style-name="P18" draw:layer="layout" svg:width="0.6cm" svg:height="0.6cm" svg:x="16.55cm" svg:y="15.0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0.3cm" svg:height="0.5cm" svg:x="16.7cm" svg:y="15.124cm">
            <draw:text-box>
              <text:p text:style-name="P14"><text:span text:style-name="T5">V</text:span></text:p>
            </draw:text-box>
          </draw:frame>
        </draw:g>
        <draw:frame draw:style-name="gr13" draw:text-style-name="P15" draw:layer="layout" svg:width="1.095cm" svg:height="0.75cm" svg:x="17.805cm" svg:y="12.074cm">
          <draw:text-box>
            <text:p text:style-name="P14"><text:span text:style-name="T5">Weiche</text:span></text:p>
            <text:p text:style-name="P14"><text:span text:style-name="T5">Return</text:span></text:p>
          </draw:text-box>
        </draw:frame>
        <draw:frame draw:style-name="gr13" draw:text-style-name="P15" draw:layer="layout" svg:width="1.597cm" svg:height="0.5cm" svg:x="17.303cm" svg:y="15.474cm">
          <draw:text-box>
            <text:p text:style-name="P14"><text:span text:style-name="T5">„Rückmeldung“</text:span></text:p>
          </draw:text-box>
        </draw:frame>
        <draw:frame draw:style-name="gr13" draw:text-style-name="P19" draw:layer="layout" svg:width="1.509cm" svg:height="0.5cm" svg:x="17.291cm" svg:y="15.075cm">
          <draw:text-box>
            <text:p text:style-name="P14"><text:span text:style-name="T6">Voltmeter</text:span></text:p>
          </draw:text-box>
        </draw:frame>
        <draw:line draw:style-name="gr29" draw:text-style-name="P11" draw:layer="layout" svg:x1="17.115cm" svg:y1="12.124cm" svg:x2="16.815cm" svg:y2="12.124cm">
          <text:p/>
        </draw:line>
        <draw:line draw:style-name="gr20" draw:text-style-name="P11" draw:layer="layout" svg:x1="7.7cm" svg:y1="15.324cm" svg:x2="8.015cm" svg:y2="15.324cm">
          <text:p/>
        </draw:line>
        <draw:line draw:style-name="gr21" draw:text-style-name="P11" draw:layer="layout" svg:x1="7.746cm" svg:y1="14.924cm" svg:x2="8.061cm" svg:y2="14.924cm">
          <text:p/>
        </draw:line>
        <draw:rect draw:style-name="gr22" draw:text-style-name="P4" draw:layer="layout" svg:width="1.6cm" svg:height="0.5cm" svg:x="6.7cm" svg:y="16.124cm">
          <text:p/>
        </draw:rect>
        <draw:frame draw:style-name="gr23" draw:text-style-name="P20" draw:layer="layout" svg:width="1.4cm" svg:height="0.3cm" svg:x="6.8cm" svg:y="16.224cm">
          <draw:text-box>
            <text:p><text:span text:style-name="T7">Block <text:s/>W3</text:span></text:p>
          </draw:text-box>
        </draw:frame>
        <draw:frame draw:style-name="gr23" draw:text-style-name="P20" draw:layer="layout" svg:width="0.5cm" svg:height="0.3cm" svg:x="7cm" svg:y="13.774cm">
          <draw:text-box>
            <text:p><text:span text:style-name="T7">J5</text:span></text:p>
          </draw:text-box>
        </draw:frame>
        <draw:frame draw:style-name="gr23" draw:text-style-name="P20" draw:layer="layout" svg:width="0.5cm" svg:height="0.3cm" svg:x="9.3cm" svg:y="13.774cm">
          <draw:text-box>
            <text:p><text:span text:style-name="T7">J4</text:span></text:p>
          </draw:text-box>
        </draw:frame>
        <draw:frame draw:style-name="gr23" draw:text-style-name="P20" draw:layer="layout" svg:width="0.5cm" svg:height="0.3cm" svg:x="10.1cm" svg:y="16.174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13.119cm)">
          <text:p/>
        </draw:circle>
        <draw:frame draw:style-name="gr9" draw:text-style-name="P10" draw:layer="layout" svg:width="0.3cm" svg:height="0.34cm" svg:x="7.95cm" svg:y="13.304cm">
          <draw:text-box>
            <text:p><text:span text:style-name="T3">V-</text:span></text:p>
          </draw:text-box>
        </draw:frame>
        <draw:frame draw:style-name="gr9" draw:text-style-name="P10" draw:layer="layout" svg:width="0.5cm" svg:height="0.34cm" svg:x="7.4cm" svg:y="13.304cm">
          <draw:text-box>
            <text:p><text:span text:style-name="T3">WL</text:span></text:p>
          </draw:text-box>
        </draw:frame>
        <draw:rect draw:style-name="gr5" draw:text-style-name="P5" draw:layer="layout" svg:width="0.1cm" svg:height="0.8cm" draw:transform="rotate (-1.5707963267949) translate (11.31cm 13.624cm)">
          <text:p/>
        </draw:rect>
        <draw:circle draw:style-name="gr24" draw:text-style-name="P21" draw:layer="layout" svg:width="0.199cm" svg:height="0.2cm" draw:transform="rotate (-1.5707963267949) translate (11.01cm 13.126cm)">
          <text:p/>
        </draw:circle>
        <draw:circle draw:style-name="gr6" draw:text-style-name="P6" draw:layer="layout" svg:width="0.199cm" svg:height="0.2cm" draw:transform="rotate (-1.5707963267949) translate (10.21cm 13.126cm)">
          <text:p/>
        </draw:circle>
        <draw:frame draw:style-name="gr9" draw:text-style-name="P22" draw:layer="layout" svg:width="0.28cm" svg:height="0.339cm" svg:x="10.71cm" svg:y="13.305cm">
          <draw:text-box>
            <text:p><text:span text:style-name="T8">0V</text:span></text:p>
          </draw:text-box>
        </draw:frame>
        <draw:frame draw:style-name="gr9" draw:text-style-name="P9" draw:layer="layout" svg:width="0.2cm" svg:height="0.338cm" svg:x="10.41cm" svg:y="12.429cm">
          <draw:text-box>
            <text:p><text:span text:style-name="T2">X</text:span></text:p>
          </draw:text-box>
        </draw:frame>
        <draw:frame draw:style-name="gr9" draw:text-style-name="P10" draw:layer="layout" svg:width="0.36cm" svg:height="0.338cm" svg:x="10.73cm" svg:y="12.429cm">
          <draw:text-box>
            <text:p><text:span text:style-name="T3">VCC</text:span></text:p>
          </draw:text-box>
        </draw:frame>
        <draw:circle draw:style-name="gr25" draw:text-style-name="P23" draw:layer="layout" svg:width="0.199cm" svg:height="0.2cm" draw:transform="rotate (-1.5707963267949) translate (11.013cm 12.731cm)">
          <text:p/>
        </draw:circle>
        <draw:circle draw:style-name="gr26" draw:text-style-name="P24" draw:layer="layout" svg:width="0.199cm" svg:height="0.2cm" draw:transform="rotate (-1.5707963267949) translate (10.614cm 12.732cm)">
          <text:p/>
        </draw:circle>
        <draw:frame draw:style-name="gr9" draw:text-style-name="P22" draw:layer="layout" svg:width="0.5cm" svg:height="0.339cm" svg:x="9.6cm" svg:y="13.304cm">
          <draw:text-box>
            <text:p><text:span text:style-name="T8">WSL</text:span></text:p>
          </draw:text-box>
        </draw:frame>
        <draw:circle draw:style-name="gr6" draw:text-style-name="P6" draw:layer="layout" svg:width="0.199cm" svg:height="0.2cm" draw:transform="rotate (-1.5707963267949) translate (10.21cm 12.736cm)">
          <text:p/>
        </draw:circle>
        <draw:frame draw:style-name="gr9" draw:text-style-name="P22" draw:layer="layout" svg:width="0.5cm" svg:height="0.338cm" svg:x="9.76cm" svg:y="12.419cm">
          <draw:text-box>
            <text:p><text:span text:style-name="T8">WSM</text:span></text:p>
          </draw:text-box>
        </draw:frame>
        <draw:circle draw:style-name="gr6" draw:text-style-name="P6" draw:layer="layout" svg:width="0.199cm" svg:height="0.2cm" draw:transform="rotate (-1.5707963267949) translate (11.41cm 13.126cm)">
          <text:p/>
        </draw:circle>
        <draw:frame draw:style-name="gr9" draw:text-style-name="P9" draw:layer="layout" svg:width="0.2cm" svg:height="0.338cm" svg:x="11.71cm" svg:y="12.429cm">
          <draw:text-box>
            <text:p><text:span text:style-name="T2">X</text:span></text:p>
          </draw:text-box>
        </draw:frame>
        <draw:circle draw:style-name="gr26" draw:text-style-name="P24" draw:layer="layout" svg:width="0.199cm" svg:height="0.2cm" draw:transform="rotate (-1.5707963267949) translate (11.814cm 12.732cm)">
          <text:p/>
        </draw:circle>
        <draw:frame draw:style-name="gr9" draw:text-style-name="P22" draw:layer="layout" svg:width="0.5cm" svg:height="0.339cm" svg:x="11.16cm" svg:y="13.305cm">
          <draw:text-box>
            <text:p><text:span text:style-name="T8">WRL</text:span></text:p>
          </draw:text-box>
        </draw:frame>
        <draw:circle draw:style-name="gr6" draw:text-style-name="P6" draw:layer="layout" svg:width="0.199cm" svg:height="0.2cm" draw:transform="rotate (-1.5707963267949) translate (11.41cm 12.736cm)">
          <text:p/>
        </draw:circle>
        <draw:frame draw:style-name="gr9" draw:text-style-name="P22" draw:layer="layout" svg:width="0.5cm" svg:height="0.338cm" svg:x="11.16cm" svg:y="12.419cm">
          <draw:text-box>
            <text:p><text:span text:style-name="T8">WRM</text:span></text:p>
          </draw:text-box>
        </draw:frame>
        <draw:circle draw:style-name="gr27" draw:text-style-name="P25" draw:layer="layout" svg:width="0.2cm" svg:height="0.2cm" draw:transform="rotate (-1.5707963267949) translate (8.19cm 12.743cm)">
          <text:p/>
        </draw:circle>
        <draw:circle draw:style-name="gr6" draw:text-style-name="P6" draw:layer="layout" svg:width="0.2cm" svg:height="0.2cm" draw:transform="rotate (-1.5707963267949) translate (7.79cm 13.119cm)">
          <text:p/>
        </draw:circle>
        <draw:frame draw:style-name="gr9" draw:text-style-name="P10" draw:layer="layout" svg:width="0.6cm" svg:height="0.34cm" svg:x="15.9cm" svg:y="11.374cm">
          <draw:text-box>
            <text:p><text:span text:style-name="T3">WML</text:span></text:p>
          </draw:text-box>
        </draw:frame>
        <draw:frame draw:style-name="gr9" draw:text-style-name="P10" draw:layer="layout" svg:width="0.41cm" svg:height="0.34cm" svg:x="15.2cm" svg:y="11.174cm">
          <draw:text-box>
            <text:p><text:span text:style-name="T3">V-</text:span></text:p>
          </draw:text-box>
        </draw:frame>
        <draw:circle draw:style-name="gr6" draw:text-style-name="P6" draw:layer="layout" svg:width="0.199cm" svg:height="0.2cm" draw:transform="rotate (-1.5707963267949) translate (10.61cm 13.126cm)">
          <text:p/>
        </draw:circle>
        <draw:frame draw:style-name="gr9" draw:text-style-name="P22" draw:layer="layout" svg:width="0.5cm" svg:height="0.339cm" svg:x="10.2cm" svg:y="13.304cm">
          <draw:text-box>
            <text:p><text:span text:style-name="T8">WSR</text:span></text:p>
          </draw:text-box>
        </draw:frame>
        <draw:circle draw:style-name="gr6" draw:text-style-name="P6" draw:layer="layout" svg:width="0.199cm" svg:height="0.2cm" draw:transform="rotate (-1.5707963267949) translate (11.81cm 13.119cm)">
          <text:p/>
        </draw:circle>
        <draw:frame draw:style-name="gr9" draw:text-style-name="P22" draw:layer="layout" svg:width="0.5cm" svg:height="0.338cm" svg:x="11.76cm" svg:y="13.299cm">
          <draw:text-box>
            <text:p><text:span text:style-name="T8">WRR</text:span></text:p>
          </draw:text-box>
        </draw:frame>
        <draw:circle draw:style-name="gr6" draw:text-style-name="P6" draw:layer="layout" svg:width="0.2cm" svg:height="0.2cm" draw:transform="rotate (-1.5707963267949) translate (8.59cm 12.719cm)">
          <text:p/>
        </draw:circle>
        <draw:circle draw:style-name="gr6" draw:text-style-name="P6" draw:layer="layout" svg:width="0.2cm" svg:height="0.2cm" draw:transform="rotate (-1.5707963267949) translate (7.79cm 12.719cm)">
          <text:p/>
        </draw:circle>
        <draw:circle draw:style-name="gr33" draw:text-style-name="P18" draw:layer="layout" svg:width="0.2cm" svg:height="0.2cm" draw:transform="rotate (-1.5707963267949) translate (16.798cm 11.613cm)">
          <text:p/>
        </draw:circle>
        <draw:line draw:style-name="gr29" draw:text-style-name="P11" draw:layer="layout" svg:x1="17.122cm" svg:y1="11.724cm" svg:x2="16.822cm" svg:y2="11.724cm">
          <text:p/>
        </draw:line>
        <draw:rect draw:style-name="gr3" draw:text-style-name="P3" draw:layer="layout" svg:width="1cm" svg:height="1.6cm" svg:x="14.2cm" svg:y="10.524cm">
          <text:p/>
        </draw:rect>
        <draw:rect draw:style-name="gr4" draw:text-style-name="P4" draw:layer="layout" svg:width="0.8cm" svg:height="1.4cm" svg:x="14.3cm" svg:y="10.624cm">
          <text:p/>
        </draw:rect>
        <draw:circle draw:style-name="gr6" draw:text-style-name="P6" draw:layer="layout" svg:width="0.2cm" svg:height="0.2cm" svg:x="14.79cm" svg:y="11.219cm">
          <text:p/>
        </draw:circle>
        <draw:circle draw:style-name="gr27" draw:text-style-name="P25" draw:layer="layout" svg:width="0.2cm" svg:height="0.2cm" svg:x="14.79cm" svg:y="11.219cm">
          <text:p/>
        </draw:circle>
        <draw:circle draw:style-name="gr27" draw:text-style-name="P25" draw:layer="layout" svg:width="0.2cm" svg:height="0.2cm" svg:x="14.39cm" svg:y="11.219cm">
          <text:p/>
        </draw:circle>
        <draw:circle draw:style-name="gr6" draw:text-style-name="P6" draw:layer="layout" svg:width="0.2cm" svg:height="0.2cm" svg:x="14.79cm" svg:y="10.819cm">
          <text:p/>
        </draw:circle>
        <draw:circle draw:style-name="gr6" draw:text-style-name="P6" draw:layer="layout" svg:width="0.2cm" svg:height="0.2cm" svg:x="14.39cm" svg:y="10.819cm">
          <text:p/>
        </draw:circle>
        <draw:circle draw:style-name="gr6" draw:text-style-name="P6" draw:layer="layout" svg:width="0.2cm" svg:height="0.2cm" svg:x="14.79cm" svg:y="11.619cm">
          <text:p/>
        </draw:circle>
        <draw:circle draw:style-name="gr6" draw:text-style-name="P6" draw:layer="layout" svg:width="0.2cm" svg:height="0.2cm" svg:x="14.39cm" svg:y="11.619cm">
          <text:p/>
        </draw:circle>
        <draw:frame draw:style-name="gr8" draw:text-style-name="P8" draw:layer="layout" svg:width="0.294cm" svg:height="0.519cm" svg:x="14.79cm" svg:y="10.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14.29cm" svg:y="10.101cm">
          <draw:text-box>
            <text:p><text:span text:style-name="T1">2</text:span></text:p>
          </draw:text-box>
        </draw:frame>
        <draw:polyline draw:style-name="gr34" draw:text-style-name="P11" draw:layer="layout" svg:width="6.399cm" svg:height="1.499cm" svg:x="8.1cm" svg:y="11.324cm" svg:viewBox="0 0 6400 1500" draw:points="6400,0 0,0 0,900 0,1500">
          <text:p/>
        </draw:polyline>
        <draw:polyline draw:style-name="gr30" draw:text-style-name="P11" draw:layer="layout" svg:width="5.999cm" svg:height="1.099cm" svg:x="8.5cm" svg:y="11.724cm" svg:viewBox="0 0 6000 1100" draw:points="6000,0 0,0 0,1100">
          <text:p/>
        </draw:polyline>
        <draw:polyline draw:style-name="gr36" draw:text-style-name="P11" draw:layer="layout" svg:width="6.799cm" svg:height="1.899cm" svg:x="7.7cm" svg:y="10.924cm" svg:viewBox="0 0 6800 1900" draw:points="6800,0 0,0 0,1600 0,1900">
          <text:p/>
        </draw:polyline>
        <draw:custom-shape draw:style-name="gr37" draw:text-style-name="P18" draw:layer="layout" svg:width="0.6cm" svg:height="1.2cm" svg:x="13.1cm" svg:y="10.67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0.45cm" svg:height="0.34cm" svg:x="13.1cm" svg:y="10.774cm">
          <draw:text-box>
            <text:p><text:span text:style-name="T3">WR</text:span></text:p>
          </draw:text-box>
        </draw:frame>
        <draw:frame draw:style-name="gr9" draw:text-style-name="P10" draw:layer="layout" svg:width="0.6cm" svg:height="0.34cm" svg:x="13.1cm" svg:y="11.574cm">
          <draw:text-box>
            <text:p><text:span text:style-name="T3">WMR</text:span></text:p>
          </draw:text-box>
        </draw:frame>
        <draw:frame draw:style-name="gr9" draw:text-style-name="P10" draw:layer="layout" svg:width="0.41cm" svg:height="0.34cm" svg:x="13.1cm" svg:y="11.174cm">
          <draw:text-box>
            <text:p><text:span text:style-name="T3">V-</text:span></text:p>
          </draw:text-box>
        </draw:frame>
        <draw:polyline draw:style-name="gr31" draw:text-style-name="P11" draw:layer="layout" svg:width="6.599cm" svg:height="1.699cm" svg:x="8.3cm" svg:y="11.524cm" svg:viewBox="0 0 6600 1700" draw:points="200,1700 0,1500 0,0 6400,0 6600,200">
          <text:p/>
        </draw:polyline>
        <draw:polyline draw:style-name="gr38" draw:text-style-name="P11" draw:layer="layout" svg:width="6.999cm" svg:height="2.099cm" svg:x="7.9cm" svg:y="11.124cm" svg:viewBox="0 0 7000 2100" draw:points="200,2100 0,1900 0,0 6800,0 7000,200">
          <text:p/>
        </draw:polyline>
        <draw:polyline draw:style-name="gr39" draw:text-style-name="P11" draw:layer="layout" svg:width="7.399cm" svg:height="2.499cm" svg:x="7.5cm" svg:y="10.724cm" svg:viewBox="0 0 7400 2500" draw:points="7400,200 7200,0 0,0 0,2300 200,2500">
          <text:p/>
        </draw:polyline>
        <draw:polyline draw:style-name="gr40" draw:text-style-name="P11" draw:layer="layout" svg:width="1.708cm" svg:height="0.186cm" draw:transform="rotate (-3.0791098663684) translate (16.6058357224782cm 11.2172757059631cm)" svg:viewBox="0 0 1709 187" draw:points="0,93 1497,187 1709,0">
          <text:p/>
        </draw:polyline>
        <draw:polyline draw:style-name="gr41" draw:text-style-name="P11" draw:layer="layout" svg:width="1.71cm" svg:height="0.198cm" draw:transform="rotate (-3.0791098663684) translate (16.6073314093944cm 10.8171821294668cm)" svg:viewBox="0 0 1711 199" draw:points="0,117 1297,199 1711,0">
          <text:p/>
        </draw:polyline>
        <draw:rect draw:style-name="gr3" draw:text-style-name="P3" draw:layer="layout" svg:width="1cm" svg:height="2.376cm" svg:x="14.2cm" svg:y="12.948cm">
          <text:p/>
        </draw:rect>
        <draw:rect draw:style-name="gr4" draw:text-style-name="P4" draw:layer="layout" svg:width="0.8cm" svg:height="2.176cm" svg:x="14.3cm" svg:y="13.048cm">
          <text:p/>
        </draw:rect>
        <draw:circle draw:style-name="gr6" draw:text-style-name="P6" draw:layer="layout" svg:width="0.2cm" svg:height="0.2cm" svg:x="14.79cm" svg:y="14.843cm">
          <text:p/>
        </draw:circle>
        <draw:circle draw:style-name="gr6" draw:text-style-name="P6" draw:layer="layout" svg:width="0.2cm" svg:height="0.2cm" svg:x="14.79cm" svg:y="14.443cm">
          <text:p/>
        </draw:circle>
        <draw:circle draw:style-name="gr6" draw:text-style-name="P6" draw:layer="layout" svg:width="0.2cm" svg:height="0.2cm" svg:x="14.39cm" svg:y="14.443cm">
          <text:p/>
        </draw:circle>
        <draw:circle draw:style-name="gr42" draw:text-style-name="P27" draw:layer="layout" svg:width="0.2cm" svg:height="0.2cm" svg:x="14.79cm" svg:y="13.243cm">
          <text:p/>
        </draw:circle>
        <draw:circle draw:style-name="gr42" draw:text-style-name="P27" draw:layer="layout" svg:width="0.2cm" svg:height="0.2cm" svg:x="14.39cm" svg:y="13.243cm">
          <text:p/>
        </draw:circle>
        <draw:frame draw:style-name="gr8" draw:text-style-name="P8" draw:layer="layout" svg:width="0.294cm" svg:height="0.519cm" svg:x="14.79cm" svg:y="12.524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14.29cm" svg:y="12.525cm">
          <draw:text-box>
            <text:p><text:span text:style-name="T1">2</text:span></text:p>
          </draw:text-box>
        </draw:frame>
        <draw:frame draw:style-name="gr9" draw:text-style-name="P10" draw:layer="layout" svg:width="0.6cm" svg:height="0.34cm" svg:x="15.9cm" svg:y="14.498cm">
          <draw:text-box>
            <text:p><text:span text:style-name="T3">WRM</text:span></text:p>
          </draw:text-box>
        </draw:frame>
        <draw:frame draw:style-name="gr9" draw:text-style-name="P10" draw:layer="layout" svg:width="0.6cm" svg:height="0.34cm" svg:x="15.9cm" svg:y="14.898cm">
          <draw:text-box>
            <text:p><text:span text:style-name="T3">WRR</text:span></text:p>
          </draw:text-box>
        </draw:frame>
        <draw:frame draw:style-name="gr9" draw:text-style-name="P10" draw:layer="layout" svg:width="1cm" svg:height="0.34cm" svg:x="12.8cm" svg:y="12.874cm">
          <draw:text-box>
            <text:p><text:span text:style-name="T3">10-polig</text:span></text:p>
          </draw:text-box>
        </draw:frame>
        <draw:g draw:style-name="gr43">
          <draw:line draw:style-name="gr44" draw:text-style-name="P11" draw:layer="layout" svg:x1="12.5cm" svg:y1="13.224cm" svg:x2="14.2cm" svg:y2="13.224cm">
            <text:p/>
          </draw:line>
          <draw:line draw:style-name="gr45" draw:text-style-name="P11" draw:layer="layout" svg:x1="12.5cm" svg:y1="13.313cm" svg:x2="14.2cm" svg:y2="13.313cm">
            <text:p/>
          </draw:line>
          <draw:line draw:style-name="gr46" draw:text-style-name="P11" draw:layer="layout" svg:x1="12.5cm" svg:y1="13.357cm" svg:x2="14.2cm" svg:y2="13.357cm">
            <text:p/>
          </draw:line>
          <draw:line draw:style-name="gr47" draw:text-style-name="P11" draw:layer="layout" svg:x1="12.5cm" svg:y1="13.402cm" svg:x2="14.2cm" svg:y2="13.402cm">
            <text:p/>
          </draw:line>
          <draw:line draw:style-name="gr48" draw:text-style-name="P11" draw:layer="layout" svg:x1="12.5cm" svg:y1="13.446cm" svg:x2="14.2cm" svg:y2="13.446cm">
            <text:p/>
          </draw:line>
          <draw:line draw:style-name="gr49" draw:text-style-name="P28" draw:layer="layout" svg:x1="12.5cm" svg:y1="13.491cm" svg:x2="14.2cm" svg:y2="13.491cm">
            <text:p/>
          </draw:line>
          <draw:line draw:style-name="gr50" draw:text-style-name="P11" draw:layer="layout" svg:x1="12.5cm" svg:y1="13.535cm" svg:x2="14.2cm" svg:y2="13.535cm">
            <text:p/>
          </draw:line>
          <draw:line draw:style-name="gr51" draw:text-style-name="P11" draw:layer="layout" svg:x1="12.5cm" svg:y1="13.58cm" svg:x2="14.2cm" svg:y2="13.58cm">
            <text:p/>
          </draw:line>
          <draw:line draw:style-name="gr52" draw:text-style-name="P11" draw:layer="layout" svg:x1="12.5cm" svg:y1="13.624cm" svg:x2="14.2cm" svg:y2="13.624cm">
            <text:p/>
          </draw:line>
          <draw:line draw:style-name="gr53" draw:text-style-name="P11" draw:layer="layout" svg:x1="14.2cm" svg:y1="13.268cm" svg:x2="12.5cm" svg:y2="13.268cm">
            <text:p/>
          </draw:line>
        </draw:g>
        <draw:ellipse draw:style-name="gr24" draw:text-style-name="P21" draw:layer="layout" svg:width="0.201cm" svg:height="0.197cm" draw:transform="rotate (-1.5707963267949) translate (14.997cm 14.023cm)">
          <text:p/>
        </draw:ellipse>
        <draw:ellipse draw:style-name="gr25" draw:text-style-name="P23" draw:layer="layout" svg:width="0.201cm" svg:height="0.197cm" draw:transform="rotate (-1.5707963267949) translate (14.6cm 14.024cm)">
          <text:p/>
        </draw:ellipse>
        <draw:circle draw:style-name="gr26" draw:text-style-name="P24" draw:layer="layout" svg:width="0.199cm" svg:height="0.2cm" draw:transform="rotate (-1.5707963267949) translate (14.614cm 13.633cm)">
          <text:p/>
        </draw:circle>
        <draw:circle draw:style-name="gr26" draw:text-style-name="P24" draw:layer="layout" svg:width="0.199cm" svg:height="0.2cm" draw:transform="rotate (-1.5707963267949) translate (14.614cm 14.834cm)">
          <text:p/>
        </draw:circle>
        <draw:circle draw:style-name="gr42" draw:text-style-name="P27" draw:layer="layout" svg:width="0.2cm" svg:height="0.2cm" svg:x="14.79cm" svg:y="13.643cm">
          <text:p/>
        </draw:circle>
        <draw:frame draw:style-name="gr9" draw:text-style-name="P10" draw:layer="layout" svg:width="0.6cm" svg:height="0.34cm" svg:x="15.9cm" svg:y="14.098cm">
          <draw:text-box>
            <text:p><text:span text:style-name="T3">WRL</text:span></text:p>
          </draw:text-box>
        </draw:frame>
        <draw:polyline draw:style-name="gr40" draw:text-style-name="P11" draw:layer="layout" svg:width="1.895cm" svg:height="1.455cm" draw:transform="rotate (-3.0791098663684) translate (16.6cm 15.5cm)" svg:viewBox="0 0 1896 1456" draw:points="0,0 1896,119 1815,1416 1612,1456">
          <text:p/>
        </draw:polyline>
        <draw:polyline draw:style-name="gr41" draw:text-style-name="P11" draw:layer="layout" svg:width="1.703cm" svg:height="0.098cm" draw:transform="rotate (-3.0791098663684) translate (16.6010993805767cm 14.4175720315349cm)" svg:viewBox="0 0 1704 99" draw:points="0,18 1297,99 1704,0">
          <text:p/>
        </draw:polyline>
        <draw:polyline draw:style-name="gr41" draw:text-style-name="P11" draw:layer="layout" svg:width="2.078cm" svg:height="0.406cm" draw:transform="rotate (-3.0791098663684) translate (16.6cm 14.8cm)" svg:viewBox="0 0 2079 407" draw:points="0,0 1198,75 1291,181 1990,225 2079,407">
          <text:p/>
        </draw:polyline>
        <draw:polyline draw:style-name="gr41" draw:text-style-name="P11" draw:layer="layout" svg:width="1.677cm" svg:height="0.381cm" draw:transform="rotate (-3.0791098663684) translate (16.6cm 15.2cm)" svg:viewBox="0 0 1678 382" draw:points="0,0 1198,75 1678,382">
          <text:p/>
        </draw:polyline>
        <draw:circle draw:style-name="gr33" draw:text-style-name="P18" draw:layer="layout" svg:width="0.2cm" svg:height="0.2cm" draw:transform="rotate (-1.5707963267949) translate (16.799cm 11.013cm)">
          <text:p/>
        </draw:circle>
        <draw:line draw:style-name="gr54" draw:text-style-name="P11" draw:layer="layout" svg:x1="17.423cm" svg:y1="11.124cm" svg:x2="17.123cm" svg:y2="11.124cm">
          <text:p/>
        </draw:line>
        <draw:circle draw:style-name="gr33" draw:text-style-name="P18" draw:layer="layout" svg:width="0.2cm" svg:height="0.2cm" draw:transform="rotate (-1.5707963267949) translate (16.806cm 10.613cm)">
          <text:p/>
        </draw:circle>
        <draw:line draw:style-name="gr29" draw:text-style-name="P11" draw:layer="layout" svg:x1="17.13cm" svg:y1="10.724cm" svg:x2="16.83cm" svg:y2="10.724cm">
          <text:p/>
        </draw:line>
        <draw:frame draw:style-name="gr9" draw:text-style-name="P10" draw:layer="layout" svg:width="1cm" svg:height="0.34cm" svg:x="9.8cm" svg:y="10.374cm">
          <draw:text-box>
            <text:p><text:span text:style-name="T3">6-polig</text:span></text:p>
          </draw:text-box>
        </draw:frame>
        <draw:frame draw:style-name="gr9" draw:text-style-name="P22" draw:layer="layout" svg:width="0.5cm" svg:height="0.34cm" svg:x="7.4cm" svg:y="12.414cm">
          <draw:text-box>
            <text:p><text:span text:style-name="T8">WR</text:span></text:p>
          </draw:text-box>
        </draw:frame>
        <draw:frame draw:style-name="gr9" draw:text-style-name="P22" draw:layer="layout" svg:width="0.3cm" svg:height="0.34cm" svg:x="8cm" svg:y="12.414cm">
          <draw:text-box>
            <text:p><text:span text:style-name="T8">V-</text:span></text:p>
          </draw:text-box>
        </draw:frame>
        <draw:frame draw:style-name="gr9" draw:text-style-name="P22" draw:layer="layout" svg:width="0.55cm" svg:height="0.34cm" svg:x="8.55cm" svg:y="12.414cm">
          <draw:text-box>
            <text:p><text:span text:style-name="T8">WMR</text:span></text:p>
          </draw:text-box>
        </draw:frame>
        <draw:frame draw:style-name="gr9" draw:text-style-name="P10" draw:layer="layout" svg:width="0.4cm" svg:height="0.34cm" svg:x="16cm" svg:y="15.524cm">
          <draw:text-box>
            <text:p><text:span text:style-name="T3">0V</text:span></text:p>
          </draw:text-box>
        </draw:frame>
        <draw:circle draw:style-name="gr33" draw:text-style-name="P18" draw:layer="layout" svg:width="0.2cm" svg:height="0.2cm" draw:transform="rotate (-1.5707963267949) translate (16.798cm 12.013cm)">
          <text:p/>
        </draw:circle>
        <draw:frame draw:style-name="gr23" draw:text-style-name="P20" draw:layer="layout" svg:width="3.6cm" svg:height="0.7cm" svg:x="3.2cm" svg:y="10.3cm">
          <draw:text-box>
            <text:p><text:span text:style-name="T7">Test Rückmeldung</text:span></text:p>
          </draw:text-box>
        </draw:frame>
        <draw:polyline draw:style-name="gr41" draw:text-style-name="P11" draw:layer="layout" svg:width="2.132cm" svg:height="0.548cm" draw:transform="rotate (-3.0791098663684) translate (16.6292042294766cm 10.7667879824201cm)" svg:viewBox="0 0 2133 549" draw:points="0,468 1297,549 2133,0">
          <text:p/>
        </draw:polyline>
        <draw:circle draw:style-name="gr33" draw:text-style-name="P18" draw:layer="layout" svg:width="0.2cm" svg:height="0.2cm" draw:transform="rotate (-1.5707963267949) translate (16.813cm 10.213cm)">
          <text:p/>
        </draw:circle>
        <draw:line draw:style-name="gr29" draw:text-style-name="P11" draw:layer="layout" svg:x1="17.137cm" svg:y1="10.324cm" svg:x2="16.837cm" svg:y2="10.324cm">
          <text:p/>
        </draw:line>
        <draw:frame draw:style-name="gr9" draw:text-style-name="P10" draw:layer="layout" svg:width="0.45cm" svg:height="0.34cm" svg:x="16cm" svg:y="9.974cm">
          <draw:text-box>
            <text:p><text:span text:style-name="T3">WR</text:span></text:p>
          </draw:text-box>
        </draw:frame>
        <draw:frame draw:style-name="gr9" draw:text-style-name="P10" draw:layer="layout" svg:width="0.45cm" svg:height="0.34cm" svg:x="16cm" svg:y="10.374cm">
          <draw:text-box>
            <text:p><text:span text:style-name="T3">WL</text:span></text:p>
          </draw:text-box>
        </draw:frame>
        <draw:frame draw:style-name="gr9" draw:text-style-name="P10" draw:layer="layout" svg:width="0.41cm" svg:height="0.34cm" svg:x="16cm" svg:y="10.774cm">
          <draw:text-box>
            <text:p><text:span text:style-name="T3">V-</text:span></text:p>
          </draw:text-box>
        </draw:frame>
        <draw:polyline draw:style-name="gr19" draw:text-style-name="P11" draw:layer="layout" svg:width="1.399cm" svg:height="0.423cm" svg:x="16.8cm" svg:y="10.7cm" svg:viewBox="0 0 1400 424" draw:points="0,0 1400,0 1400,400 1,424">
          <text:p/>
        </draw:polyline>
        <draw:polyline draw:style-name="gr19" draw:text-style-name="P11" draw:layer="layout" svg:width="0.899cm" svg:height="0.423cm" svg:x="16.8cm" svg:y="11.7cm" svg:viewBox="0 0 900 424" draw:points="0,0 900,0 900,400 2,424">
          <text:p/>
        </draw:polyline>
        <draw:polyline draw:style-name="gr19" draw:text-style-name="P11" draw:layer="layout" svg:width="0.924cm" svg:height="0.467cm" draw:transform="rotate (-1.92963602100493) translate (18.4630552995942cm 11.198666448341cm)" svg:viewBox="0 0 925 468" draw:points="0,281 749,0 925,468">
          <text:p/>
        </draw:polyline>
        <draw:polyline draw:style-name="gr41" draw:text-style-name="P11" draw:layer="layout" svg:width="1.696cm" svg:height="0.105cm" draw:transform="rotate (-3.0791098663684) translate (16.6cm 11.7cm)" svg:viewBox="0 0 1697 106" draw:points="0,0 1297,81 1697,106">
          <text:p/>
        </draw:polyline>
        <draw:polyline draw:style-name="gr41" draw:text-style-name="P11" draw:layer="layout" svg:width="2.17cm" svg:height="0.537cm" draw:transform="rotate (-3.0791098663684) translate (16.6cm 12.101cm)" svg:viewBox="0 0 2171 538" draw:points="0,0 1796,113 2171,538">
          <text:p/>
        </draw:polyline>
        <draw:frame draw:style-name="gr9" draw:text-style-name="P10" draw:layer="layout" svg:width="0.6cm" svg:height="0.34cm" svg:x="15.9cm" svg:y="11.774cm">
          <draw:text-box>
            <text:p><text:span text:style-name="T3">WMR</text:span></text:p>
          </draw:text-box>
        </draw:frame>
        <draw:line draw:style-name="gr54" draw:text-style-name="P11" draw:layer="layout" svg:x1="17.5cm" svg:y1="5.2cm" svg:x2="17.1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02T18:08:25.288340000</dc:date>
    <meta:editing-duration>P1DT15H16M23S</meta:editing-duration>
    <meta:editing-cycles>171</meta:editing-cycles>
    <meta:generator>LibreOffice/25.2.0.3$Windows_X86_64 LibreOffice_project/e1cf4a87eb02d755bce1a01209907ea5ddc8f069</meta:generator>
    <meta:print-date>2024-10-20T09:56:13.86</meta:print-date>
    <meta:printed-by>Karl Hartinger</meta:printed-by>
    <meta:document-statistic meta:object-count="425"/>
  </office:meta>
</office:document-meta>
</file>